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400000024E14FAA1C.png"/>
  <manifest:file-entry manifest:media-type="image/png" manifest:full-path="Pictures/1000020100000020000000203C113444.png"/>
  <manifest:file-entry manifest:media-type="image/png" manifest:full-path="Pictures/100002010000002000000020B3B0E446.png"/>
  <manifest:file-entry manifest:media-type="image/png" manifest:full-path="Pictures/10000000000000240000002441AA1AC4.png"/>
  <manifest:file-entry manifest:media-type="image/png" manifest:full-path="Pictures/10000201000000240000002476126913.png"/>
  <manifest:file-entry manifest:media-type="image/png" manifest:full-path="Pictures/1000020100000020000000209B09432E.png"/>
  <manifest:file-entry manifest:media-type="image/png" manifest:full-path="Pictures/10000201000000230000002429856297.png"/>
  <manifest:file-entry manifest:media-type="image/png" manifest:full-path="Pictures/100002010000002400000024BB89EE85.png"/>
  <manifest:file-entry manifest:media-type="image/png" manifest:full-path="Pictures/1000020100000024000000244E6C52D0.png"/>
  <manifest:file-entry manifest:media-type="image/gif" manifest:full-path="Pictures/1000020000000020000000206CC2A063.gif"/>
  <manifest:file-entry manifest:media-type="image/gif" manifest:full-path="Pictures/1000020000000020000000207C893FA3.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ab-stops>
          <style:tab-stop style:position="0.0661in"/>
        </style:tab-stops>
      </style:paragraph-properties>
    </style:style>
    <style:style style:name="P3" style:family="paragraph" style:parent-style-name="Standard">
      <style:paragraph-properties fo:margin-top="0in" fo:margin-bottom="0.0799in"/>
    </style:style>
    <style:style style:name="P4" style:family="paragraph" style:parent-style-name="Standard">
      <style:paragraph-properties fo:margin-left="0.7575in" fo:margin-right="0in" fo:text-indent="0in" style:auto-text-indent="false"/>
    </style:style>
    <style:style style:name="P5" style:family="paragraph" style:parent-style-name="Standard">
      <style:paragraph-properties fo:margin-left="0.7575in" fo:margin-right="0in" fo:text-align="justify" style:justify-single-word="false" fo:text-indent="0in" style:auto-text-indent="false"/>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align="justify" style:justify-single-word="false" fo:text-indent="0in" style:auto-text-indent="false"/>
    </style:style>
    <style:style style:name="P8" style:family="paragraph" style:parent-style-name="Standard">
      <style:paragraph-properties fo:margin-left="0.4925in" fo:margin-right="0in" fo:margin-top="0in" fo:margin-bottom="0.0799in" fo:text-indent="0in" style:auto-text-indent="false"/>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paragraph-properties fo:margin-left="0.4925in" fo:margin-right="0in" fo:text-align="justify" style:justify-single-word="false" fo:text-indent="0in" style:auto-text-indent="false"/>
    </style:style>
    <style:style style:name="P11" style:family="paragraph" style:parent-style-name="Standard">
      <style:paragraph-properties fo:margin-left="0.4925in" fo:margin-right="0in" fo:margin-top="0.1in" fo:margin-bottom="0in" fo:text-align="justify" style:justify-single-word="false"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Standard">
      <style:paragraph-properties fo:margin-left="0.739in" fo:margin-right="0in" fo:line-height="100%" fo:text-align="justify" style:justify-single-word="false" fo:text-indent="-0.25in" style:auto-text-indent="false">
        <style:tab-stops>
          <style:tab-stop style:position="0.1516in"/>
        </style:tab-stops>
      </style:paragraph-properties>
    </style:style>
    <style:style style:name="P14" style:family="paragraph" style:parent-style-name="Standard">
      <style:paragraph-properties fo:margin-left="0.7862in" fo:margin-right="0in" fo:text-indent="0in" style:auto-text-indent="false"/>
    </style:style>
    <style:style style:name="P15" style:family="paragraph" style:parent-style-name="Standard">
      <style:paragraph-properties fo:margin-left="0.7862in" fo:margin-right="0in" fo:text-indent="0in" style:auto-text-indent="false">
        <style:tab-stops/>
      </style:paragraph-properties>
    </style:style>
    <style:style style:name="P16" style:family="paragraph" style:parent-style-name="Bibliography_20_1">
      <style:paragraph-properties>
        <style:tab-stops/>
      </style:paragraph-properties>
    </style:style>
    <style:style style:name="P17" style:family="paragraph" style:parent-style-name="Standard">
      <style:paragraph-properties fo:margin-left="0.9846in" fo:margin-right="0in" fo:text-align="justify" style:justify-single-word="false" fo:text-indent="-0.2555in" style:auto-text-indent="false">
        <style:tab-stops/>
      </style:paragraph-properties>
    </style:style>
    <style:style style:name="P18" style:family="paragraph" style:parent-style-name="Standard">
      <style:paragraph-properties fo:break-before="page"/>
    </style:style>
    <style:style style:name="P19" style:family="paragraph" style:parent-style-name="Index_20_Heading">
      <style:paragraph-properties fo:break-before="page"/>
    </style:style>
    <style:style style:name="P20" style:family="paragraph" style:parent-style-name="Standard">
      <style:paragraph-properties fo:margin-left="0.4827in" fo:margin-right="0in" fo:text-indent="0in" style:auto-text-indent="false"/>
    </style:style>
    <style:style style:name="P21" style:family="paragraph" style:parent-style-name="Standard">
      <style:paragraph-properties fo:margin-left="0.3028in" fo:margin-right="0in" fo:text-indent="0in" style:auto-text-indent="false"/>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Contents_20_3">
      <style:paragraph-properties>
        <style:tab-stops>
          <style:tab-stop style:position="6.7665in" style:type="right" style:leader-style="dotted" style:leader-text="."/>
        </style:tab-stops>
      </style:paragraph-properties>
    </style:style>
    <style:style style:name="P24" style:family="paragraph" style:parent-style-name="Contents_20_2">
      <style:paragraph-properties>
        <style:tab-stops>
          <style:tab-stop style:position="6.9634in" style:type="right" style:leader-style="dotted" style:leader-text="."/>
        </style:tab-stops>
      </style:paragraph-properties>
    </style:style>
    <style:style style:name="P25" style:family="paragraph" style:parent-style-name="Contents_20_1">
      <style:paragraph-properties>
        <style:tab-stops>
          <style:tab-stop style:position="7.1598in" style:type="right" style:leader-style="dotted" style:leader-text="."/>
        </style:tab-stops>
      </style:paragraph-properties>
    </style:style>
    <style:style style:name="P26" style:family="paragraph" style:parent-style-name="Index_20_Separator">
      <style:paragraph-properties>
        <style:tab-stops/>
      </style:paragraph-properties>
    </style:style>
    <style:style style:name="P27" style:family="paragraph" style:parent-style-name="Index_20_1">
      <style:paragraph-properties>
        <style:tab-stops>
          <style:tab-stop style:position="7.1598in" style:type="right" style:leader-style="dotted" style:leader-text="."/>
        </style:tab-stops>
      </style:paragraph-properties>
    </style:style>
    <style:style style:name="P28" style:family="paragraph" style:parent-style-name="Standard">
      <style:paragraph-properties fo:text-align="justify" style:justify-single-word="false"/>
    </style:style>
    <style:style style:name="P29" style:family="paragraph" style:parent-style-name="Standard" style:list-style-name="L2">
      <style:paragraph-properties fo:text-align="justify" style:justify-single-word="false">
        <style:tab-stops>
          <style:tab-stop style:position="0.2272in"/>
        </style:tab-stops>
      </style:paragraph-properties>
    </style:style>
    <style:style style:name="P30" style:family="paragraph" style:parent-style-name="Standard" style:list-style-name="L5">
      <style:paragraph-properties>
        <style:tab-stops>
          <style:tab-stop style:position="0.0661in"/>
        </style:tab-stops>
      </style:paragraph-properties>
    </style:style>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10"/>
    <style:style style:name="P35" style:family="paragraph" style:parent-style-name="Standard" style:list-style-name="L1">
      <style:paragraph-properties fo:margin-left="0.6063in" fo:margin-right="0in" fo:text-align="justify" style:justify-single-word="false" fo:text-indent="-0.2555in" style:auto-text-indent="false">
        <style:tab-stops>
          <style:tab-stop style:position="0.2272in"/>
        </style:tab-stops>
      </style:paragraph-properties>
    </style:style>
    <style:style style:name="P36" style:family="paragraph" style:parent-style-name="Standard" style:list-style-name="L4">
      <style:paragraph-properties fo:margin-left="0.748in" fo:margin-right="0in" fo:line-height="100%" fo:text-align="justify" style:justify-single-word="false" fo:text-indent="-0.25in" style:auto-text-indent="false">
        <style:tab-stops>
          <style:tab-stop style:position="0.1516in"/>
        </style:tab-stops>
      </style:paragraph-properties>
    </style:style>
    <style:style style:name="P37" style:family="paragraph" style:parent-style-name="Standard" style:list-style-name="L4">
      <style:paragraph-properties fo:margin-left="0.748in" fo:margin-right="0in" fo:line-height="100%" fo:text-align="justify" style:justify-single-word="false" fo:text-indent="-0.25in" style:auto-text-indent="false">
        <style:tab-stops>
          <style:tab-stop style:position="-0.0098in"/>
        </style:tab-stops>
      </style:paragraph-properties>
    </style:style>
    <style:style style:name="P38" style:family="paragraph" style:parent-style-name="Standard" style:list-style-name="L4">
      <style:paragraph-properties fo:margin-left="0.748in" fo:margin-right="0in" fo:line-height="100%" fo:text-align="justify" style:justify-single-word="false" fo:text-indent="-0.25in" style:auto-text-indent="false">
        <style:tab-stops>
          <style:tab-stop style:position="-0.0283in"/>
        </style:tab-stops>
      </style:paragraph-properties>
    </style:style>
    <style:style style:name="P39" style:family="paragraph" style:parent-style-name="Standard" style:list-style-name="L4">
      <style:paragraph-properties fo:margin-left="0.748in" fo:margin-right="0in" fo:text-align="justify" style:justify-single-word="false" fo:text-indent="-0.25in" style:auto-text-indent="false">
        <style:tab-stops>
          <style:tab-stop style:position="0.1516in"/>
        </style:tab-stops>
      </style:paragraph-properties>
    </style:style>
    <style:style style:name="P40" style:family="paragraph" style:parent-style-name="Standard" style:list-style-name="L4">
      <style:paragraph-properties fo:margin-left="0.748in" fo:margin-right="0in" fo:text-align="justify" style:justify-single-word="false" fo:text-indent="-0.25in" style:auto-text-indent="false">
        <style:tab-stops>
          <style:tab-stop style:position="-0.0283in"/>
        </style:tab-stops>
      </style:paragraph-properties>
    </style:style>
    <style:style style:name="P41" style:family="paragraph" style:parent-style-name="Standard" style:list-style-name="L4">
      <style:paragraph-properties fo:margin-left="0.739in" fo:margin-right="0in" fo:text-align="justify" style:justify-single-word="false" fo:text-indent="-0.25in" style:auto-text-indent="false">
        <style:tab-stops>
          <style:tab-stop style:position="0.0098in"/>
        </style:tab-stops>
      </style:paragraph-properties>
    </style:style>
    <style:style style:name="P42" style:family="paragraph" style:parent-style-name="Standard" style:list-style-name="L4">
      <style:paragraph-properties fo:margin-left="0.5398in" fo:margin-right="0in" fo:line-height="100%" fo:text-align="justify" style:justify-single-word="false" fo:text-indent="-0.25in" style:auto-text-indent="false">
        <style:tab-stops>
          <style:tab-stop style:position="0.1516in"/>
        </style:tab-stops>
      </style:paragraph-properties>
    </style:style>
    <style:style style:name="P43" style:family="paragraph" style:parent-style-name="Standard" style:list-style-name="L4">
      <style:paragraph-properties fo:margin-left="0.7291in" fo:margin-right="0in" fo:line-height="100%" fo:text-align="justify" style:justify-single-word="false" fo:text-indent="-0.25in" style:auto-text-indent="false">
        <style:tab-stops>
          <style:tab-stop style:position="0.0283in"/>
        </style:tab-stops>
      </style:paragraph-properties>
    </style:style>
    <style:style style:name="P44" style:family="paragraph" style:parent-style-name="Standard" style:list-style-name="L4">
      <style:paragraph-properties fo:margin-left="0.8992in" fo:margin-right="0in" fo:line-height="100%" fo:text-align="justify" style:justify-single-word="false" fo:text-indent="-0.25in" style:auto-text-indent="false">
        <style:tab-stops>
          <style:tab-stop style:position="0.2465in"/>
        </style:tab-stops>
      </style:paragraph-properties>
    </style:style>
    <style:style style:name="P45" style:family="paragraph" style:parent-style-name="Standard" style:list-style-name="L4">
      <style:paragraph-properties fo:margin-left="0.928in" fo:margin-right="0.4264in" fo:margin-top="0in" fo:margin-bottom="0.0799in" fo:text-align="justify" style:justify-single-word="false" fo:text-indent="-0.25in" style:auto-text-indent="false">
        <style:tab-stops>
          <style:tab-stop style:position="0.161in"/>
        </style:tab-stops>
      </style:paragraph-properties>
    </style:style>
    <style:style style:name="P46" style:family="paragraph" style:parent-style-name="Standard" style:list-style-name="L4">
      <style:paragraph-properties fo:margin-left="1.0134in" fo:margin-right="0in" fo:text-align="justify" style:justify-single-word="false" fo:text-indent="-0.25in" style:auto-text-indent="false">
        <style:tab-stops>
          <style:tab-stop style:position="-0.0098in"/>
        </style:tab-stops>
      </style:paragraph-properties>
    </style:style>
    <style:style style:name="P47" style:family="paragraph" style:parent-style-name="Standard" style:list-style-name="L5">
      <style:paragraph-properties fo:margin-left="0.7291in" fo:margin-right="0in" fo:text-indent="-0.2555in" style:auto-text-indent="false">
        <style:tab-stops>
          <style:tab-stop style:position="-0.0382in"/>
        </style:tab-stops>
      </style:paragraph-properties>
    </style:style>
    <style:style style:name="P48" style:family="paragraph" style:parent-style-name="Standard" style:list-style-name="L5">
      <style:paragraph-properties fo:margin-left="0.9374in" fo:margin-right="0in" fo:text-indent="-0.25in" style:auto-text-indent="false">
        <style:tab-stops>
          <style:tab-stop style:position="0.0661in"/>
        </style:tab-stops>
      </style:paragraph-properties>
    </style:style>
    <style:style style:name="P49" style:family="paragraph" style:parent-style-name="Standard" style:list-style-name="L5">
      <style:paragraph-properties fo:margin-left="0.7102in" fo:margin-right="0in" fo:text-indent="-0.2555in" style:auto-text-indent="false">
        <style:tab-stops>
          <style:tab-stop style:position="0.0661in"/>
        </style:tab-stops>
      </style:paragraph-properties>
    </style:style>
    <style:style style:name="P50" style:family="paragraph" style:parent-style-name="Standard" style:list-style-name="L5">
      <style:paragraph-properties fo:margin-left="1.1929in" fo:margin-right="0in" fo:text-indent="-0.2744in" style:auto-text-indent="false">
        <style:tab-stops>
          <style:tab-stop style:position="0.0661in"/>
        </style:tab-stops>
      </style:paragraph-properties>
    </style:style>
    <style:style style:name="P51" style:family="paragraph" style:parent-style-name="Standard" style:list-style-name="L5">
      <style:paragraph-properties fo:margin-left="0.7575in" fo:margin-right="0in" fo:text-indent="-0.2744in" style:auto-text-indent="false">
        <style:tab-stops>
          <style:tab-stop style:position="0.0661in"/>
        </style:tab-stops>
      </style:paragraph-properties>
    </style:style>
    <style:style style:name="P52" style:family="paragraph" style:parent-style-name="Standard" style:list-style-name="L9">
      <style:paragraph-properties fo:margin-left="0.9846in" fo:margin-right="0in" fo:text-align="justify" style:justify-single-word="false" fo:text-indent="-0.2555in" style:auto-text-indent="false">
        <style:tab-stops/>
      </style:paragraph-properties>
    </style:style>
    <style:style style:name="P53" style:family="paragraph" style:parent-style-name="Standard" style:list-style-name="L9">
      <style:paragraph-properties fo:margin-left="0.9945in" fo:margin-right="0in" fo:text-align="justify" style:justify-single-word="false" fo:text-indent="-0.2555in" style:auto-text-indent="false">
        <style:tab-stops/>
      </style:paragraph-properties>
    </style:style>
    <style:style style:name="P54" style:family="paragraph" style:parent-style-name="Standard" style:list-style-name="L11">
      <style:paragraph-properties fo:margin-left="0.9846in" fo:margin-right="0in" fo:text-indent="-0.25in" style:auto-text-indent="false"/>
    </style:style>
    <style:style style:name="P55" style:family="paragraph" style:parent-style-name="Standard">
      <style:paragraph-properties fo:margin-left="0.3126in" fo:margin-right="0.1898in" fo:text-align="justify" style:justify-single-word="false" fo:text-indent="0in" style:auto-text-indent="false"/>
    </style:style>
    <style:style style:name="P56" style:family="paragraph" style:parent-style-name="Standard" style:list-style-name="L10">
      <style:paragraph-properties fo:margin-left="1.4925in" fo:margin-right="0.578in" fo:text-align="justify" style:justify-single-word="false" fo:text-indent="-0.2555in" style:auto-text-indent="false">
        <style:tab-stops/>
      </style:paragraph-properties>
    </style:style>
    <style:style style:name="P57" style:family="paragraph" style:parent-style-name="Standard">
      <style:paragraph-properties fo:margin-left="0.4925in" fo:margin-right="0in" fo:text-indent="0in" style:auto-text-indent="false"/>
    </style:style>
    <style:style style:name="P58" style:family="paragraph" style:parent-style-name="Standard">
      <style:paragraph-properties fo:margin-left="0.4925in" fo:margin-right="0in" fo:text-align="justify" style:justify-single-word="false" fo:text-indent="0in" style:auto-text-indent="false"/>
    </style:style>
    <style:style style:name="P59" style:family="paragraph" style:parent-style-name="Heading_20_2">
      <style:paragraph-properties fo:margin-left="0.2272in" fo:margin-right="0in" fo:text-indent="-0.0098in" style:auto-text-indent="false">
        <style:tab-stops/>
      </style:paragraph-properties>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weight="bold" style:font-weight-asian="bold" style:font-weight-complex="bold"/>
    </style:style>
    <style:style style:name="P63" style:family="paragraph" style:parent-style-name="Heading_20_1">
      <style:paragraph-properties fo:margin-left="0.0283in" fo:margin-right="0in" fo:text-indent="0in" style:auto-text-indent="false" fo:break-before="page">
        <style:tab-stops/>
      </style:paragraph-properties>
    </style:style>
    <style:style style:name="P64" style:family="paragraph" style:parent-style-name="Heading_20_1" style:list-style-name="">
      <style:paragraph-properties fo:margin-left="0.4354in" fo:margin-right="0.672in" fo:text-indent="0in" style:auto-text-indent="false"/>
      <style:text-properties fo:font-weight="bold" style:font-weight-asian="bold" style:font-weight-complex="bold"/>
    </style:style>
    <style:style style:name="P65" style:family="paragraph" style:parent-style-name="Heading_20_3">
      <style:paragraph-properties fo:margin-top="0.05in" fo:margin-bottom="0.0799in"/>
    </style:style>
    <style:style style:name="P66" style:family="paragraph" style:parent-style-name="Heading_20_3">
      <style:paragraph-properties fo:margin-top="0.05in" fo:margin-bottom="0.1402in"/>
    </style:style>
    <style:style style:name="P67" style:family="paragraph" style:parent-style-name="Heading_20_3">
      <style:paragraph-properties fo:margin-top="0.0902in" fo:margin-bottom="0.1in"/>
    </style:style>
    <style:style style:name="P68" style:family="paragraph" style:parent-style-name="Heading_20_3">
      <style:paragraph-properties fo:margin-top="0.0299in" fo:margin-bottom="0.1in"/>
    </style:style>
    <style:style style:name="P69" style:family="paragraph" style:parent-style-name="Heading_20_3">
      <style:paragraph-properties fo:margin-left="0.0382in" fo:margin-right="0in" fo:margin-top="0.0701in" fo:margin-bottom="0.0201in" fo:text-indent="-0.0098in" style:auto-text-indent="false">
        <style:tab-stops/>
      </style:paragraph-properties>
    </style:style>
    <style:style style:name="P70" style:family="paragraph" style:parent-style-name="Text_20_body" style:list-style-name="L3">
      <style:paragraph-properties fo:margin-left="0.5965in" fo:margin-right="0in" fo:text-indent="-0.25in" style:auto-text-indent="false">
        <style:tab-stops/>
      </style:paragraph-properties>
    </style:style>
    <style:style style:name="P71" style:family="paragraph" style:parent-style-name="Text_20_body" style:list-style-name="L3">
      <style:paragraph-properties fo:margin-left="0.7673in" fo:margin-right="0in" fo:text-indent="-0.25in" style:auto-text-indent="false">
        <style:tab-stops/>
      </style:paragraph-properties>
    </style:style>
    <style:style style:name="T1" style:family="text">
      <style:text-properties style:font-name="Arial"/>
    </style:style>
    <style:style style:name="T2" style:family="text">
      <style:text-properties style:font-name="Arial" fo:font-size="10.5pt" style:font-size-asian="10.5pt" style:font-size-complex="10.5pt"/>
    </style:style>
    <style:style style:name="T3" style:family="text">
      <style:text-properties fo:font-weight="normal" style:font-weight-asian="normal" style:font-weight-complex="normal"/>
    </style:style>
    <style:style style:name="T4" style:family="text">
      <style:text-properties fo:font-size="13pt" style:font-size-asian="13pt" style:font-size-complex="13pt"/>
    </style:style>
    <style:style style:name="T5" style:family="text">
      <style:text-properties fo:font-size="14pt" style:font-size-asian="14pt" style:font-size-complex="14pt"/>
    </style:style>
    <style:style style:name="T6" style:family="text">
      <style:text-properties style:font-weight-asian="normal" style:font-weight-complex="normal"/>
    </style:style>
    <style:style style:name="T7" style:family="text">
      <style:text-properties fo:font-size="18pt" style:font-size-asian="18pt" style:font-size-complex="18pt"/>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weight="bold" style:font-weight-asian="bold" style:font-weight-complex="bold"/>
    </style:style>
    <style:style style:name="T13" style:family="text">
      <style:text-properties fo:font-size="10pt" style:font-size-asian="10pt" style:font-size-complex="10pt"/>
    </style:style>
    <style:style style:name="T14" style:family="text">
      <style:text-properties fo:font-size="9pt" style:font-size-asian="9pt" style:font-size-complex="9pt"/>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0.5pt" style:font-size-asian="10.5pt" style:font-size-complex="10.5pt"/>
    </style:style>
    <style:style style:name="T17" style:family="text">
      <style:text-properties fo:font-size="11pt" style:font-size-asian="11pt" style:font-size-complex="11pt"/>
    </style:style>
    <style:style style:name="T18" style:family="text">
      <style:text-properties style:text-underline-style="solid" style:text-underline-width="auto" style:text-underline-color="font-color"/>
    </style:style>
    <style:style style:name="T1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354in" fo:text-indent="-0.25in" fo:margin-left="0.9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54in" fo:text-indent="-0.25in" fo:margin-left="1.1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54in" fo:text-indent="-0.25in" fo:margin-left="1.4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54in" fo:text-indent="-0.25in" fo:margin-left="1.6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54in" fo:text-indent="-0.25in" fo:margin-left="1.9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54in" fo:text-indent="-0.25in" fo:margin-left="2.1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54in" fo:text-indent="-0.25in" fo:margin-left="2.4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54in" fo:text-indent="-0.25in" fo:margin-left="2.6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54in" fo:text-indent="-0.25in" fo:margin-left="2.9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54in" fo:text-indent="-0.25in" fo:margin-left="3.18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link-start text:style-name="Index_20_Link"/>
            <text:index-entry-text text:style-name="Norm11_5f_Bold"/>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style-name="Nornal11"/>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text text:style-name="Nornal11"/>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text text:style-name="Regular10"/>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90684_930289631" text:style-name="Index_20_Link" text:visited-style-name="Index_20_Link"><text:span text:style-name="Norm11_5f_Bold">Opening </text:span></text:a><text:a xlink:type="simple" xlink:href="#__RefHeading__90684_930289631" text:style-name="Index_20_Link" text:visited-style-name="Index_20_Link"><text:tab/>2</text:a></text:p>
          <text:p text:style-name="P24"><text:a xlink:type="simple" xlink:href="#__RefHeading__955_1848875699" text:style-name="Index_20_Link" text:visited-style-name="Index_20_Link"><text:span text:style-name="Nornal11">BACKUP BACKUP BACKUP!</text:span></text:a><text:a xlink:type="simple" xlink:href="#__RefHeading__955_1848875699" text:style-name="Index_20_Link" text:visited-style-name="Index_20_Link"><text:tab/>2</text:a></text:p>
          <text:p text:style-name="P24"><text:a xlink:type="simple" xlink:href="#__RefHeading__957_1848875699" text:style-name="Index_20_Link" text:visited-style-name="Index_20_Link"><text:span text:style-name="Nornal11">People giving bad advice</text:span></text:a><text:a xlink:type="simple" xlink:href="#__RefHeading__957_1848875699" text:style-name="Index_20_Link" text:visited-style-name="Index_20_Link"><text:tab/>2</text:a></text:p>
          <text:p text:style-name="P24"><text:a xlink:type="simple" xlink:href="#__RefHeading__90686_930289631" text:style-name="Index_20_Link" text:visited-style-name="Index_20_Link"><text:span text:style-name="Nornal11">Safe Mode Needed</text:span></text:a><text:a xlink:type="simple" xlink:href="#__RefHeading__90686_930289631" text:style-name="Index_20_Link" text:visited-style-name="Index_20_Link"><text:tab/>3</text:a></text:p>
          <text:p text:style-name="P23"><text:a xlink:type="simple" xlink:href="#__RefHeading__719_1848875699" text:style-name="Index_20_Link" text:visited-style-name="Index_20_Link"><text:span text:style-name="Nornal11">To boot into Safe Mode </text:span></text:a><text:a xlink:type="simple" xlink:href="#__RefHeading__719_1848875699" text:style-name="Index_20_Link" text:visited-style-name="Index_20_Link"><text:tab/>3</text:a></text:p>
          <text:p text:style-name="P24"><text:a xlink:type="simple" xlink:href="#__RefHeading__90688_930289631" text:style-name="Index_20_Link" text:visited-style-name="Index_20_Link"><text:span text:style-name="Nornal11">Getting these tools from another machine, if needed</text:span></text:a><text:a xlink:type="simple" xlink:href="#__RefHeading__90688_930289631" text:style-name="Index_20_Link" text:visited-style-name="Index_20_Link"><text:tab/>3</text:a></text:p>
          <text:p text:style-name="P24"><text:a xlink:type="simple" xlink:href="#__RefHeading__90698_930289631" text:style-name="Index_20_Link" text:visited-style-name="Index_20_Link"><text:span text:style-name="Nornal11">Possible Boot Media Needed</text:span></text:a><text:a xlink:type="simple" xlink:href="#__RefHeading__90698_930289631" text:style-name="Index_20_Link" text:visited-style-name="Index_20_Link"><text:tab/>3</text:a></text:p>
          <text:p text:style-name="P25"><text:a xlink:type="simple" xlink:href="#__RefHeading__953_1848875699" text:style-name="Index_20_Link" text:visited-style-name="Index_20_Link"><text:span text:style-name="Norm11_5f_Bold">Help with common fake anti-viruses and/or fake malware/spyware infections</text:span></text:a><text:a xlink:type="simple" xlink:href="#__RefHeading__953_1848875699" text:style-name="Index_20_Link" text:visited-style-name="Index_20_Link"><text:tab/>4</text:a></text:p>
          <text:p text:style-name="P23"><text:a xlink:type="simple" xlink:href="#__RefHeading__959_1848875699" text:style-name="Index_20_Link" text:visited-style-name="Index_20_Link"><text:span text:style-name="Nornal11">Here are some links to fake scanner removals</text:span></text:a><text:a xlink:type="simple" xlink:href="#__RefHeading__959_1848875699" text:style-name="Index_20_Link" text:visited-style-name="Index_20_Link"><text:tab/>4</text:a></text:p>
          <text:p text:style-name="P25"><text:a xlink:type="simple" xlink:href="#__RefHeading__506_1848875699" text:style-name="Index_20_Link" text:visited-style-name="Index_20_Link"><text:span text:style-name="Norm11_5f_Bold">Message about Free products</text:span></text:a><text:a xlink:type="simple" xlink:href="#__RefHeading__506_1848875699" text:style-name="Index_20_Link" text:visited-style-name="Index_20_Link"><text:tab/>5</text:a></text:p>
          <text:p text:style-name="P23"><text:a xlink:type="simple" xlink:href="#__RefHeading__837_1848875699" text:style-name="Index_20_Link" text:visited-style-name="Index_20_Link"><text:span text:style-name="Nornal11">Common Differences between free and paid versions</text:span></text:a><text:a xlink:type="simple" xlink:href="#__RefHeading__837_1848875699" text:style-name="Index_20_Link" text:visited-style-name="Index_20_Link"><text:tab/>5</text:a></text:p>
          <text:p text:style-name="P25"><text:a xlink:type="simple" xlink:href="#__RefHeading__90690_930289631" text:style-name="Index_20_Link" text:visited-style-name="Index_20_Link"><text:span text:style-name="Norm11_5f_Bold">Anti-viruses</text:span></text:a><text:a xlink:type="simple" xlink:href="#__RefHeading__90690_930289631" text:style-name="Index_20_Link" text:visited-style-name="Index_20_Link"><text:tab/>6</text:a></text:p>
          <text:p text:style-name="P24"><text:a xlink:type="simple" xlink:href="#__RefHeading__462_1145516898" text:style-name="Index_20_Link" text:visited-style-name="Index_20_Link"><text:span text:style-name="Nornal11">The way I “Rate” Virus scanners</text:span></text:a><text:a xlink:type="simple" xlink:href="#__RefHeading__462_1145516898" text:style-name="Index_20_Link" text:visited-style-name="Index_20_Link"><text:tab/>6</text:a></text:p>
          <text:p text:style-name="P24"><text:a xlink:type="simple" xlink:href="#__RefHeading__2691_270184758" text:style-name="Index_20_Link" text:visited-style-name="Index_20_Link"><text:span text:style-name="Nornal11">ANTI-VIRUSES ARE NOT MALWARE SCANNERS</text:span></text:a><text:a xlink:type="simple" xlink:href="#__RefHeading__2691_270184758" text:style-name="Index_20_Link" text:visited-style-name="Index_20_Link"><text:tab/>6</text:a></text:p>
          <text:p text:style-name="P24"><text:a xlink:type="simple" xlink:href="#__RefHeading__508_1848875699" text:style-name="Index_20_Link" text:visited-style-name="Index_20_Link"><text:span text:style-name="Nornal11">Which Anti-virus scanners do I recommend or NOT recommend?</text:span></text:a><text:a xlink:type="simple" xlink:href="#__RefHeading__508_1848875699" text:style-name="Index_20_Link" text:visited-style-name="Index_20_Link"><text:tab/>6</text:a></text:p>
          <text:p text:style-name="P23"><text:a xlink:type="simple" xlink:href="#__RefHeading__723_1848875699" text:style-name="Index_20_Link" text:visited-style-name="Index_20_Link"><text:span text:style-name="Nornal11">Trusted Free Products</text:span></text:a><text:a xlink:type="simple" xlink:href="#__RefHeading__723_1848875699" text:style-name="Index_20_Link" text:visited-style-name="Index_20_Link"><text:tab/>6</text:a></text:p>
          <text:p text:style-name="P23"><text:a xlink:type="simple" xlink:href="#__RefHeading__725_1848875699" text:style-name="Index_20_Link" text:visited-style-name="Index_20_Link"><text:span text:style-name="Nornal11">Not so Good Free Products</text:span></text:a><text:a xlink:type="simple" xlink:href="#__RefHeading__725_1848875699" text:style-name="Index_20_Link" text:visited-style-name="Index_20_Link"><text:tab/>7</text:a></text:p>
          <text:p text:style-name="P23"><text:a xlink:type="simple" xlink:href="#__RefHeading__727_1848875699" text:style-name="Index_20_Link" text:visited-style-name="Index_20_Link"><text:span text:style-name="Nornal11">Trusted Paid Programs</text:span></text:a><text:a xlink:type="simple" xlink:href="#__RefHeading__727_1848875699" text:style-name="Index_20_Link" text:visited-style-name="Index_20_Link"><text:tab/>7</text:a></text:p>
          <text:p text:style-name="P24"><text:a xlink:type="simple" xlink:href="#__RefHeading__729_1848875699" text:style-name="Index_20_Link" text:visited-style-name="Index_20_Link"><text:span text:style-name="Nornal11">Online/ “Cloud” Antivirus Scanners</text:span></text:a><text:a xlink:type="simple" xlink:href="#__RefHeading__729_1848875699" text:style-name="Index_20_Link" text:visited-style-name="Index_20_Link"><text:tab/>8</text:a></text:p>
          <text:p text:style-name="P24"><text:a xlink:type="simple" xlink:href="#__RefHeading__731_1848875699" text:style-name="Index_20_Link" text:visited-style-name="Index_20_Link"><text:span text:style-name="Nornal11">AV Comparative Report</text:span></text:a><text:a xlink:type="simple" xlink:href="#__RefHeading__731_1848875699" text:style-name="Index_20_Link" text:visited-style-name="Index_20_Link"><text:tab/>8</text:a></text:p>
          <text:p text:style-name="P25"><text:a xlink:type="simple" xlink:href="#__RefHeading__90692_930289631" text:style-name="Index_20_Link" text:visited-style-name="Index_20_Link"><text:span text:style-name="Norm11_5f_Bold">Malware/Spyware related</text:span></text:a><text:a xlink:type="simple" xlink:href="#__RefHeading__90692_930289631" text:style-name="Index_20_Link" text:visited-style-name="Index_20_Link"><text:tab/>9</text:a></text:p>
          <text:p text:style-name="P23"><text:a xlink:type="simple" xlink:href="#__RefHeading__943_1848875699" text:style-name="Index_20_Link" text:visited-style-name="Index_20_Link"><text:span text:style-name="Nornal11">Comments on Free malware scanners listed here</text:span></text:a><text:a xlink:type="simple" xlink:href="#__RefHeading__943_1848875699" text:style-name="Index_20_Link" text:visited-style-name="Index_20_Link"><text:tab/>9</text:a></text:p>
          <text:p text:style-name="P23"><text:a xlink:type="simple" xlink:href="#__RefHeading__945_1848875699" text:style-name="Index_20_Link" text:visited-style-name="Index_20_Link"><text:span text:style-name="Nornal11">The only two scanners I recommend </text:span></text:a><text:a xlink:type="simple" xlink:href="#__RefHeading__945_1848875699" text:style-name="Index_20_Link" text:visited-style-name="Index_20_Link"><text:tab/>9</text:a></text:p>
          <text:p text:style-name="P25"><text:a xlink:type="simple" xlink:href="#__RefHeading__90694_930289631" text:style-name="Index_20_Link" text:visited-style-name="Index_20_Link"><text:span text:style-name="Norm11_5f_Bold">For Badly infected Computers</text:span></text:a><text:a xlink:type="simple" xlink:href="#__RefHeading__90694_930289631" text:style-name="Index_20_Link" text:visited-style-name="Index_20_Link"><text:tab/>10</text:a></text:p>
          <text:p text:style-name="P24"><text:a xlink:type="simple" xlink:href="#__RefHeading__947_1848875699" text:style-name="Index_20_Link" text:visited-style-name="Index_20_Link"><text:span text:style-name="Nornal11">Additional software needed</text:span></text:a><text:a xlink:type="simple" xlink:href="#__RefHeading__947_1848875699" text:style-name="Index_20_Link" text:visited-style-name="Index_20_Link"><text:tab/>10</text:a></text:p>
          <text:p text:style-name="P23"><text:a xlink:type="simple" xlink:href="#__RefHeading__949_1848875699" text:style-name="Index_20_Link" text:visited-style-name="Index_20_Link"><text:span text:style-name="Nornal11">For badly infected computers here are a few more options:</text:span></text:a><text:a xlink:type="simple" xlink:href="#__RefHeading__949_1848875699" text:style-name="Index_20_Link" text:visited-style-name="Index_20_Link"><text:tab/>10</text:a></text:p>
          <text:p text:style-name="P24"><text:a xlink:type="simple" xlink:href="#__RefHeading__90696_930289631" text:style-name="Index_20_Link" text:visited-style-name="Index_20_Link"><text:span text:style-name="Nornal11">What if Malwarebytes fails by itself?</text:span></text:a><text:a xlink:type="simple" xlink:href="#__RefHeading__90696_930289631" text:style-name="Index_20_Link" text:visited-style-name="Index_20_Link"><text:tab/>10</text:a></text:p>
          <text:p text:style-name="P25"><text:a xlink:type="simple" xlink:href="#__RefHeading__951_1848875699" text:style-name="Index_20_Link" text:visited-style-name="Index_20_Link"><text:span text:style-name="Norm11_5f_Bold">Rootkits</text:span></text:a><text:a xlink:type="simple" xlink:href="#__RefHeading__951_1848875699" text:style-name="Index_20_Link" text:visited-style-name="Index_20_Link"><text:tab/>11</text:a></text:p>
          <text:p text:style-name="P25"><text:a xlink:type="simple" xlink:href="#__RefHeading__1702_1438451059" text:style-name="Index_20_Link" text:visited-style-name="Index_20_Link"><text:span text:style-name="Norm11_5f_Bold">Bibliography</text:span></text:a><text:a xlink:type="simple" xlink:href="#__RefHeading__1702_1438451059" text:style-name="Index_20_Link" text:visited-style-name="Index_20_Link"><text:tab/>14</text:a></text:p>
        </text:index-body>
      </text:table-of-content>
      <text:h text:style-name="P60" text:outline-level="1"/>
      <text:h text:style-name="P61" text:outline-level="1"><text:bookmark text:name="__RefHeading__90684_930289631"/>Opening <text:bookmark-end text:name="__RefHeading__90684_930289631"/></text:h>
      <text:p text:style-name="Standard"><text:span text:style-name="Nornal11">These are a few tips to help you clean your computer of various types of infections. <text:s/></text:span></text:p>
      <text:p text:style-name="Standard"><text:span text:style-name="Nornal11"/></text:p>
      <text:p text:style-name="Standard"><text:span text:style-name="Nornal11">I am not saying this is a shore-fire way of getting rid of everything, but it can get rid of most infection related issues.</text:span></text:p>
      <text:h text:style-name="Heading_20_2" text:outline-level="2"><text:bookmark text:name="__RefHeading__955_1848875699"/><text:span text:style-name="Nornal11">BACKUP BACKUP BACKUP!</text:span><text:bookmark-end text:name="__RefHeading__955_1848875699"/></text:h>
      <text:p text:style-name="P1"><text:span text:style-name="Nornal11">Do I really need to type anything here?.... Just remember to backup BEFORE a bad infection hits... this will give you piece of mind that your data can be recovered in the worst cases (say you have to buy a new computer … your data is safely on the backup media) </text:span></text:p>
      <text:p text:style-name="P1"><text:span text:style-name="Nornal11"/></text:p>
      <text:p text:style-name="P1"><text:span text:style-name="Nornal11">*** The next Guide I am most likely going to release is one of backing up and “Drive Imaging” (Think of the CD that came with (or you had to make in my case) computer... </text:span></text:p>
      <text:p text:style-name="P1"><text:span text:style-name="Nornal11"/></text:p>
      <text:p text:style-name="P1"><text:span text:style-name="Nornal11">After you customize the computer the way you want (and then image it and back those images up to somewhere OFF the computer, you can restore your completely customized system. </text:span><text:span text:style-name="Nornal11"><text:span text:style-name="T9">(Baring any major hardware failure on “That” machine) </text:span></text:span></text:p>
      <text:p text:style-name="P1"><text:span text:style-name="Nornal11"/></text:p>
      <text:p text:style-name="P1"><text:span text:style-name="Nornal11">I say off the computer, though if your like me and have a 500GB+ harddrive you can leave a copy of the images on the computer too.. or make a “customized restore partition”. <text:s/></text:span></text:p>
      <text:p text:style-name="P1"><text:span text:style-name="Nornal11"/></text:p>
      <text:p text:style-name="P1"><text:span text:style-name="Nornal11">The point TO MOVING the images off the system is that “if your hard drive WITH the backups fails … what good are the backups going to do?” </text:span><text:span text:style-name="Nornal11"><text:span text:style-name="T8">(not counting if they are on another partition and it's NOT hardware failure as, I just mentioned)</text:span></text:span></text:p>
      <text:h text:style-name="Heading_20_2" text:outline-level="2"><text:bookmark text:name="__RefHeading__957_1848875699"/><text:span text:style-name="Nornal11"><text:span text:style-name="T5">People giving bad advice</text:span></text:span><text:bookmark-end text:name="__RefHeading__957_1848875699"/></text:h>
      <text:p text:style-name="Standard"><text:span text:style-name="Nornal11">I am not saying I am perfect, and in fact I will say it … I AM NOT PERFECT. <text:s/>I try to help people with great products and if I can .. FREE products to save people money. <text:s/>Whether Bots (program that post answers, “acting like” real responses, or just people who want to give people asking for help grief, I have seen a few things that have annoyed me</text:span></text:p>
      <text:p text:style-name="Standard"><text:span text:style-name="Nornal11"/></text:p>
      <text:p text:style-name="P6"><text:span text:style-name="Nornal11"><text:span text:style-name="T8">Asker</text:span></text:span><text:span text:style-name="Nornal11">: “I have an infection... what is the best way to remove it?”</text:span></text:p>
      <text:p text:style-name="P6"><text:span text:style-name="Nornal11"/></text:p>
      <text:p text:style-name="P6"><text:span text:style-name="Nornal11"><text:span text:style-name="T8">Bad Answer #1</text:span></text:span><text:span text:style-name="Nornal11">: “Just reformat everything” or “Restore to system default”</text:span></text:p>
      <text:p text:style-name="P8"><text:span text:style-name="Nornal11"><text:span text:style-name="T8">For when it seems that “reformatting is the only option”</text:span></text:span></text:p>
      <text:p text:style-name="P8"><text:span text:style-name="Nornal11"><text:span text:style-name="T8"><text:tab/>I am not saying “never reformat”, though if you have tried the all the usual methods of infection removal </text:span></text:span></text:p>
      <text:p text:style-name="P8"><text:span text:style-name="Nornal11"><text:span text:style-name="T8"/></text:span></text:p>
      <text:p text:style-name="P8"><text:span text:style-name="Nornal11"><text:span text:style-name="T8">Reason I feel this is bad advice:</text:span></text:span></text:p>
      <text:p text:style-name="P15"><text:span text:style-name="Nornal11">Well of course I will not say “DO NOT REFORMAT, EVER”, and every case is different.</text:span></text:p>
      <text:p text:style-name="P15"><text:span text:style-name="Nornal11"/></text:p>
      <text:p text:style-name="P15"><text:span text:style-name="Nornal11">I have to remind the user (most likely the one with the infection) of a key fact... Just because you do not know how to remove the infection without reformatting (which still may not remove it), doesn't mean it can not be done. <text:s/></text:span></text:p>
      <text:p text:style-name="P15"><text:span text:style-name="Nornal11"/></text:p>
      <text:p text:style-name="P15"><text:span text:style-name="Nornal11">I AM NOT knocking users who do not know how to remove infections … of course, the point to this whole guide (and my answering on “Yahoo Answers” AND in chat rooms... AND my website....) is to inform and educate people. <text:s/>As I said in one of my other guides … “Messing stuff up” is part of the way I learned what I know.... just remember the “Backup” points I </text:span><text:span text:style-name="Nornal11">mentioned earlier in this guide</text:span></text:p>
      <text:p text:style-name="P12"><text:soft-page-break/><text:span text:style-name="Nornal11"/></text:p>
      <text:p text:style-name="P14"><text:span text:style-name="Nornal11">SOMETIMES a reformat/reimaging (restoring from a backup image) <text:s/>IS NEEDED, though the people who suggest this first are wrong to do so … all it does is make the user wiho's machine is infected lose all of their data and then they may have more issues “Restoring the computer” then removing the infection in the first place</text:span></text:p>
      <text:p text:style-name="Standard"><text:span text:style-name="Nornal11"/></text:p>
      <text:p text:style-name="P6"><text:span text:style-name="Nornal11"><text:span text:style-name="T8">Bad Answer #2</text:span></text:span><text:span text:style-name="Nornal11">: “Dump Windows … it's junk... Install Linux”</text:span></text:p>
      <text:p text:style-name="P8"><text:span text:style-name="Nornal11"><text:span text:style-name="T8">Reason I feel this is bad advice:</text:span></text:span></text:p>
      <text:p text:style-name="P5"><text:span text:style-name="Nornal11">I am not going to bore people in this guide saying how much I love Linux. <text:s/>It's a great product, and I could make several pages for devoted to Linux alone, but for new users, SWITCHING OPERATING SYSTEMS is not the smart thing to suggest. <text:s/>If you remove the infection (the infected users) and then want to give Linux a try, GO AHEAD, …. It just will not help. <text:s/></text:span></text:p>
      <text:p text:style-name="P5"><text:span text:style-name="Nornal11"/></text:p>
      <text:p text:style-name="P4"><text:span text:style-name="Nornal11">If anything, for new users, this will just confuse them more.</text:span></text:p>
      <text:p text:style-name="Standard"><text:span text:style-name="Nornal11"/></text:p>
      <text:h text:style-name="Heading_20_2" text:outline-level="2"><text:bookmark text:name="__RefHeading__90686_930289631"/><text:span text:style-name="Nornal11"><text:span text:style-name="T5">Safe Mode Needed</text:span></text:span><text:bookmark-end text:name="__RefHeading__90686_930289631"/></text:h>
      <text:p text:style-name="P1"><text:span text:style-name="Nornal11">Some of these scanners (to fully get rid of infections) have to be ran in Safe Mode. </text:span></text:p>
      <text:h text:style-name="Heading_20_3" text:outline-level="3"><text:bookmark text:name="__RefHeading__719_1848875699"/><text:span text:style-name="Nornal11">To boot into Safe Mode </text:span><text:bookmark-end text:name="__RefHeading__719_1848875699"/></text:h>
      <text:list xml:id="list34585806" text:style-name="L1">
        <text:list-item>
          <text:p text:style-name="P35"><text:span text:style-name="Nornal11">Before the Windows “Welcome Logo”, press F8 and in the menu that now appears, </text:span></text:p>
        </text:list-item>
        <text:list-item>
          <text:p text:style-name="P35"><text:span text:style-name="Nornal11">Hit one of the “boot into safe mode” options.</text:span></text:p>
        </text:list-item>
      </text:list>
      <text:list xml:id="list34580710" text:style-name="L2">
        <text:list-item>
          <text:list>
            <text:list-item>
              <text:p text:style-name="P29"><text:span text:style-name="Nornal11">Just “Safe Mode” is perfectly fine</text:span></text:p>
            </text:list-item>
          </text:list>
        </text:list-item>
      </text:list>
      <text:h text:style-name="Heading_20_2" text:outline-level="2"><text:bookmark text:name="__RefHeading__90688_930289631"/>Getting these tools from another machine, if needed<text:bookmark-end text:name="__RefHeading__90688_930289631"/></text:h>
      <text:p text:style-name="P1"><text:span text:style-name="Nornal11">You may have to download these products on other computer and then transfer them to the infected computer (via USB Flash Drive, External HDD, CD or DVD, LAN, ...etc ) in order to use them.</text:span></text:p>
      <text:h text:style-name="Heading_20_2" text:outline-level="2"><text:bookmark text:name="__RefHeading__90698_930289631"/>Possible Boot Media Needed<text:bookmark-end text:name="__RefHeading__90698_930289631"/></text:h>
      <text:p text:style-name="Standard"><text:span text:style-name="Nornal11">Another option is to get some of the tools below on a bootable CD/DVD in case you cant get into your system. One of my favorites is </text:span><text:alphabetical-index-mark-start text:id="IMark192748024"/><text:span text:style-name="DBlue_5f_Norm_5f_Bold">UBCD 4 Windows</text:span><text:span text:style-name="Nornal11"> </text:span><text:alphabetical-index-mark-end text:id="IMark192748024"/><text:span text:style-name="Nornal11">( </text:span><text:a xlink:type="simple" xlink:href="http://www.softpedia.com/get/System/Boot-Manager-Disk/UBCD4WIN.shtml"><text:span text:style-name="Nornal11">http://www.softpedia.com/get/System/Boot-Manager-Disk/UBCD4WIN.shtml</text:span></text:a><text:span text:style-name="Nornal11"> )</text:span></text:p>
      <text:p text:style-name="Standard"><text:span text:style-name="Nornal11"/></text:p>
      <text:h text:style-name="P60" text:outline-level="1"><text:span text:style-name="Nornal11"><text:span text:style-name="T5"/></text:span></text:h>
      <text:h text:style-name="P63" text:outline-level="1"><text:bookmark text:name="__RefHeading__953_1848875699"/><text:span text:style-name="Nornal11"><text:span text:style-name="T5">Help with common fake anti-viruses and/or fake malware/spyware infections</text:span></text:span><text:bookmark-end text:name="__RefHeading__953_1848875699"/></text:h>
      <text:p text:style-name="Text_20_body"><text:span text:style-name="Nornal11"><text:span text:style-name="T5"/></text:span></text:p>
      <text:p text:style-name="P1"><text:span text:style-name="Nornal11">If you have been infected with one of the fake anti-virus/malware scanners: </text:span><text:a xlink:type="simple" xlink:href="http://www.bleepingcomputer.com/virus-removal/"><text:span text:style-name="Nornal11">http://www.bleepingcomputer.com/virus-removal/</text:span></text:a><text:span text:style-name="Nornal11"> is a great resource on how to remove them automatically and manually. There are more specific tools for each specific infection and they have helped MANY users.</text:span></text:p>
      <text:p text:style-name="P1"><text:span text:style-name="Nornal11"/></text:p>
      <text:p text:style-name="P1"><text:span text:style-name="Nornal11">Typically if you cant find the name of an antivirus that is one way to tell it's a fake. “Antivirus 2010” or “System Security 2012” without any “Company name” in front of it is a give-away to be a fake.</text:span></text:p>
      <text:p text:style-name="P1"><text:span text:style-name="Nornal11"/></text:p>
      <text:p text:style-name="P1"><text:span text:style-name="Nornal11">There are so fake versions of known scanners that make you think they are the legit program</text:span></text:p>
      <text:p text:style-name="P1"><text:span text:style-name="Nornal11"/></text:p>
      <text:h text:style-name="P65" text:outline-level="3"><text:bookmark text:name="__RefHeading__959_1848875699"/><text:span text:style-name="Nornal11">Here are some links to fake scanner removals</text:span><text:bookmark-end text:name="__RefHeading__959_1848875699"/></text:h>
      <text:list xml:id="list34586533" text:style-name="L3">
        <text:list-item>
          <text:p text:style-name="P70"><text:span text:style-name="DBlue_5f_Norm_5f_Bold">The “Antivirus”/”System Security” Series</text:span><text:span text:style-name="Nornal11"> – </text:span></text:p>
          <text:list>
            <text:list-item>
              <text:p text:style-name="P71"><text:span text:style-name="Nornal11">These I believe are typically the same, though they have been updated over the years and the # (the year number I mean) changes</text:span></text:p>
            </text:list-item>
          </text:list>
        </text:list-item>
      </text:list>
      <text:list xml:id="list34584201" text:style-name="L4">
        <text:list-item>
          <text:list>
            <text:list-item>
              <text:p text:style-name="P36"><text:a xlink:type="simple" xlink:href="http://www.bleepingcomputer.com/virus-removal/remove-antivirus-2010"><text:span text:style-name="Nornal11">http://www.bleepingcomputer.com/virus-removal/remove-antivirus-2010</text:span></text:a><text:span text:style-name="Nornal11"> </text:span></text:p>
            </text:list-item>
            <text:list-item>
              <text:p text:style-name="P39"><text:a xlink:type="simple" xlink:href="http://www.bleepingcomputer.com/virus-removal/remove-win-7-antispyware-2011"><text:span text:style-name="Nornal11">http://www.bleepingcomputer.com/virus-removal/remove-win-7-antispyware-2011</text:span></text:a><text:span text:style-name="Nornal11"> <text:s/></text:span></text:p>
            </text:list-item>
            <text:list-item>
              <text:p text:style-name="P39"><text:a xlink:type="simple" xlink:href="http://www.bleepingcomputer.com/virus-removal/remove-win-7-internet-security-2011"><text:span text:style-name="Nornal11">http://www.bleepingcomputer.com/virus-removal/remove-win-7-internet-security-2011</text:span></text:a><text:span text:style-name="Nornal11"> </text:span></text:p>
            </text:list-item>
            <text:list-item>
              <text:p text:style-name="P39"><text:a xlink:type="simple" xlink:href="http://www.bleepingcomputer.com/virus-removal/remove-win-7-antispyware-2011"><text:span text:style-name="Nornal11">http://www.bleepingcomputer.com/virus-removal/remove-win-7-antispyware-2011</text:span></text:a></text:p>
            </text:list-item>
            <text:list-item>
              <text:p text:style-name="P41"><text:a xlink:type="simple" xlink:href="http://www.bleepingcomputer.com/virus-removal/remove-antivirus-vista-2010"><text:span text:style-name="Nornal11">http://www.bleepingcomputer.com/virus-removal/remove-antivirus-vista-2010</text:span></text:a><text:span text:style-name="Nornal11"> </text:span></text:p>
            </text:list-item>
            <text:list-item>
              <text:p text:style-name="P41"><text:a xlink:type="simple" xlink:href="http://www.bleepingcomputer.com/virus-removal/remove-antivirus-2010"><text:span text:style-name="Nornal11">http://www.bleepingcomputer.com/virus-removal/remove-antivirus-2010</text:span></text:a></text:p>
            </text:list-item>
            <text:list-item>
              <text:p text:style-name="P37"><text:a xlink:type="simple" xlink:href="http://www.bleepingcomputer.com/virus-removal/remove-antivirus-vista-2010"><text:span text:style-name="Nornal11">http://www.bleepingcomputer.com/virus-removal/remove-antivirus-vista-2010</text:span></text:a></text:p>
            </text:list-item>
          </text:list>
        </text:list-item>
      </text:list>
      <text:p text:style-name="P13"><text:span text:style-name="Nornal11"/></text:p>
      <text:list xml:id="list40427530" text:continue-numbering="true" text:style-name="L4">
        <text:list-item>
          <text:p text:style-name="P42"><text:span text:style-name="DBlue_5f_Norm_5f_Bold">Various Infections</text:span></text:p>
          <text:list>
            <text:list-item>
              <text:p text:style-name="P43"><text:a xlink:type="simple" xlink:href="http://www.bleepingcomputer.com/virus-removal/remove-win-scan"><text:span text:style-name="Nornal11">http://www.bleepingcomputer.com/virus-removal/remove-win-scan</text:span></text:a><text:span text:style-name="Nornal11"> </text:span></text:p>
            </text:list-item>
            <text:list-item>
              <text:p text:style-name="P43"><text:a xlink:type="simple" xlink:href="http://www.bleepingcomputer.com/virus-removal/remove-cleanthis"><text:span text:style-name="Nornal11">http://www.bleepingcomputer.com/virus-removal/remove-cleanthis</text:span></text:a></text:p>
            </text:list-item>
            <text:list-item>
              <text:p text:style-name="P43"><text:a xlink:type="simple" xlink:href="http://www.bleepingcomputer.com/virus-removal/remove-system-tool"><text:span text:style-name="Nornal11">http://www.bleepingcomputer.com/virus-removal/remove-system-tool</text:span></text:a><text:span text:style-name="Nornal11"> </text:span></text:p>
            </text:list-item>
            <text:list-item>
              <text:p text:style-name="P43"><text:a xlink:type="simple" xlink:href="http://www.bleepingcomputer.com/virus-removal/remove-antivira-av"><text:span text:style-name="Nornal11">http://www.bleepingcomputer.com/virus-removal/remove-antivira-av</text:span></text:a><text:span text:style-name="Nornal11"> </text:span></text:p>
              <text:list>
                <text:list-item>
                  <text:p text:style-name="P44"><text:span text:style-name="Nornal11">NOT TO BE CONFUSED WITH THE REAL “Avira Anti-virus”</text:span></text:p>
                </text:list-item>
              </text:list>
            </text:list-item>
            <text:list-item>
              <text:p text:style-name="P43"><text:a xlink:type="simple" xlink:href="http://www.bleepingcomputer.com/virus-removal/remove-windowsfixdisk"><text:span text:style-name="Nornal11">http://www.bleepingcomputer.com/virus-removal/remove-windowsfixdisk</text:span></text:a><text:span text:style-name="Nornal11"> </text:span></text:p>
            </text:list-item>
            <text:list-item>
              <text:p text:style-name="P43"><text:a xlink:type="simple" xlink:href="http://www.bleepingcomputer.com/virus-removal/remove-ms-removal-tool"><text:span text:style-name="Nornal11">http://www.bleepingcomputer.com/virus-removal/remove-ms-removal-tool</text:span></text:a><text:span text:style-name="Nornal11"> </text:span></text:p>
            </text:list-item>
            <text:list-item>
              <text:p text:style-name="P38"><text:a xlink:type="simple" xlink:href="http://www.bleepingcomputer.com/virus-removal/remove-windows-recovery"><text:span text:style-name="Nornal11">http://www.bleepingcomputer.com/virus-removal/remove-windows-recovery</text:span></text:a><text:span text:style-name="Nornal11"> </text:span></text:p>
            </text:list-item>
            <text:list-item>
              <text:p text:style-name="P40"><text:a xlink:type="simple" xlink:href="http://www.bleepingcomputer.com/virus-removal/remove-antimalware-doctor"><text:span text:style-name="Nornal11">http://www.bleepingcomputer.com/virus-removal/remove-antimalware-doctor</text:span></text:a><text:span text:style-name="Nornal11"> </text:span></text:p>
            </text:list-item>
            <text:list-item>
              <text:p text:style-name="P40"><text:a xlink:type="simple" xlink:href="http://www.bleepingcomputer.com/virus-removal/remove-malware-protection"><text:span text:style-name="Nornal11">http://www.bleepingcomputer.com/virus-removal/remove-malware-protection</text:span></text:a><text:span text:style-name="Nornal11"> </text:span></text:p>
            </text:list-item>
            <text:list-item>
              <text:p text:style-name="P40"><text:a xlink:type="simple" xlink:href="http://www.bleepingcomputer.com/virus-removal/remove-hard-drive-diagnostic"><text:span text:style-name="Nornal11">http://www.bleepingcomputer.com/virus-removal/remove-hard-drive-diagnostic</text:span></text:a><text:span text:style-name="Nornal11"> </text:span></text:p>
            </text:list-item>
            <text:list-item>
              <text:p text:style-name="P40"><text:a xlink:type="simple" xlink:href="http://www.bleepingcomputer.com/virus-removal/remove-e-set-antivirus-2011"><text:span text:style-name="Nornal11">http://www.bleepingcomputer.com/virus-removal/remove-e-set-antivirus-2011</text:span></text:a><text:span text:style-name="Nornal11"> </text:span></text:p>
              <text:list>
                <text:list-item>
                  <text:p text:style-name="P45"><text:span text:style-name="Nornal11">An infection that fakes being, one of my favorite scanners, Eset NOD32. <text:s/>As long you get Eset from a trust source such as Softpedia.com, Download.com , or Eset's homepage, of course, you will be safe, and there is NOTHING to worry about “Is this the real Eset?”-wise</text:span></text:p>
                </text:list-item>
              </text:list>
            </text:list-item>
            <text:list-item>
              <text:p text:style-name="P40"><text:span text:style-name="Nornal11">The Common Redirect infection that redirects almost all web-site requests .. known as the </text:span><text:span text:style-name="DBlue_5f_Norm_5f_Bold">“Google Redirect” Infection.</text:span><text:span text:style-name="Nornal11"> <text:s/>If you have an infection that keeps redirecting all websites you try to go to, you probably have this infection.</text:span></text:p>
              <text:list>
                <text:list-item>
                  <text:p text:style-name="P46"><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list-item>
              </text:list>
            </text:list-item>
          </text:list>
        </text:list-item>
      </text:list>
      <text:h text:style-name="P61" text:outline-level="1"><text:bookmark text:name="__RefHeading__506_1848875699"/><text:span text:style-name="Nornal11"><text:span text:style-name="T4">Message about Free products</text:span></text:span><text:bookmark-end text:name="__RefHeading__506_1848875699"/></text:h>
      <text:p text:style-name="P1"><text:span text:style-name="Nornal11">PLEASE do not let people talk you into "you get what you pay for", and all free programs are not any good. <text:s/>Not to say “All PAID programs are no good”, many of my personal favorite scanners are free. .. with the few exceptions, most of my favorite and security site "best programs" are free. <text:s/>It SHOULD BE NOTED THAT not all Free scanners are good, the same with paid scanners … just because a scanner cost more, doesn't make it better.</text:span></text:p>
      <text:h text:style-name="Heading_20_3" text:outline-level="3"><text:bookmark text:name="__RefHeading__837_1848875699"/><text:span text:style-name="Nornal11">Common Differences between free and paid versions</text:span><text:bookmark-end text:name="__RefHeading__837_1848875699"/></text:h>
      <text:list xml:id="list34569200" text:style-name="L5">
        <text:list-item>
          <text:p text:style-name="P47"><text:span text:style-name="Nornal11">Better tech support from company </text:span></text:p>
          <text:list>
            <text:list-item>
              <text:p text:style-name="P48"><text:span text:style-name="Nornal11">(although I had questions for Comodo AND Avast, and (via forum) both responded promptly, </text:span><text:span text:style-name="Nornal11">and answered my question(s) completely)</text:span></text:p>
            </text:list-item>
          </text:list>
        </text:list-item>
        <text:list-item>
          <text:p text:style-name="P49"><text:span text:style-name="Nornal11">The detection rate of freewares (like Avast and Avira) are 100% the same, as their pro versions. <text:s/>THERE IS NO DIFFERENCE.</text:span></text:p>
          <text:list>
            <text:list-item>
              <text:p text:style-name="P30"><text:span text:style-name="Nornal11">This may change from version (say from AV 2005 to AV 2010)</text:span></text:p>
            </text:list-item>
            <text:list-item>
              <text:p text:style-name="P50"><text:span text:style-name="Nornal11">I mean comparing “AV 2010” to “AV 2010 Pro edition”</text:span></text:p>
            </text:list-item>
          </text:list>
        </text:list-item>
        <text:list-item>
          <text:p text:style-name="P51"><text:span text:style-name="Nornal11">Paid Programs tend to bundle AV's + Parental Control Software + Firewalls + “Spam blockers” together … </text:span></text:p>
          <text:list>
            <text:list-item>
              <text:p text:style-name="P30"><text:span text:style-name="Nornal11">I find that using a different program for both suites my taste more.</text:span></text:p>
            </text:list-item>
            <text:list-item>
              <text:p text:style-name="P30"><text:span text:style-name="Nornal11">If you need an “all in one” program, perhaps a paid version of one of the recommended products, WOULD be best for you </text:span></text:p>
            </text:list-item>
          </text:list>
        </text:list-item>
      </text:list>
      <text:p text:style-name="P2"><text:span text:style-name="Nornal11"/></text:p>
      <text:h text:style-name="P64" text:outline-level="1"/>
      <text:h text:style-name="P62" text:outline-level="1"><text:bookmark text:name="__RefHeading__90690_930289631"/>Anti-viruses<text:bookmark-end text:name="__RefHeading__90690_930289631"/></text:h>
      <text:p text:style-name="P22"><text:span text:style-name="Nornal11"><text:span text:style-name="T3">Antiviruses protect your system from viruses and SOME malware attacts. <text:s/>Unfortunately, not all anti-viruses are “created equal”. </text:span></text:span></text:p>
      <text:h text:style-name="Heading_20_2" text:outline-level="2"><text:bookmark text:name="__RefHeading__462_1145516898"/><text:span text:style-name="Nornal11"><text:span text:style-name="T11">The way I “Rate” Virus scanners</text:span></text:span><text:bookmark-end text:name="__RefHeading__462_1145516898"/></text:h>
      <text:p text:style-name="P1"><text:span text:style-name="Nornal11">There are no “perfect” virus scanners and they all have false alarms and no matter how small the rate, they all let some infection through (I am talking less then 1% to 2% of all infections) by. <text:s/>DO NOT GET ME WRONG, I am not saying “they all stink”.....It is not impossible, though its rare to get that 1% of viruses that even the best scanners let by.</text:span></text:p>
      <text:p text:style-name="Standard"><text:span text:style-name="Nornal11"/></text:p>
      <text:p text:style-name="P3"><text:span text:style-name="Nornal11">I “rate” scanners based on TRUSTED review sites, and regrettably, not all sites that review security related programs, are good. <text:s/>I do have to note, that I do not do comprehensive testing, or anything of that nature, but rather I base my opinions on several factors</text:span></text:p>
      <text:list xml:id="list34593607" text:style-name="L6">
        <text:list-item>
          <text:p text:style-name="P31"><text:span text:style-name="Nornal11">TRUSTED review/security program testing sites (as previously stated)</text:span></text:p>
        </text:list-item>
        <text:list-item>
          <text:p text:style-name="P31"><text:span text:style-name="Nornal11">Personal experience, USING these products</text:span></text:p>
        </text:list-item>
        <text:list-item>
          <text:p text:style-name="P31"><text:span text:style-name="Nornal11">Personal experience, seeing other people use these products and taking into account the good and the bad experiences, that they have with it</text:span></text:p>
        </text:list-item>
      </text:list>
      <text:p text:style-name="Standard"><text:span text:style-name="Nornal11"/></text:p>
      <text:p text:style-name="Standard"><text:span text:style-name="Nornal11"/></text:p>
      <text:h text:style-name="Heading_20_2" text:outline-level="2"><text:bookmark text:name="__RefHeading__2691_270184758"/><text:span text:style-name="Nornal11">ANTI-VIRUSES ARE NOT MALWARE SCANNERS</text:span><text:bookmark-end text:name="__RefHeading__2691_270184758"/></text:h>
      <text:p text:style-name="Standard"><text:span text:style-name="Nornal11">While good <text:s/>antivirus software can detect malware, there are separate programs (I will get to them later in the guide... Malwarebytes and Super Anti-spyware) for Malware that are “made for malware” and 100% free. </text:span></text:p>
      <text:list xml:id="list40438747" text:continue-numbering="true" text:style-name="L6">
        <text:list-header>
          <text:p text:style-name="P31"><text:span text:style-name="Nornal11"/></text:p>
        </text:list-header>
      </text:list>
      <text:h text:style-name="Heading_20_2" text:outline-level="2"><text:bookmark text:name="__RefHeading__508_1848875699"/><text:span text:style-name="Nornal11"><text:span text:style-name="T10">Which Anti-virus scanners do I recommend or NOT recommend?</text:span></text:span><text:bookmark-end text:name="__RefHeading__508_1848875699"/></text:h>
      <text:h text:style-name="Heading_20_3" text:outline-level="3"><text:bookmark text:name="__RefHeading__723_1848875699"/><text:span text:style-name="Nornal11">Trusted Free Products</text:span><text:bookmark-end text:name="__RefHeading__723_1848875699"/></text:h>
      <text:p text:style-name="P6"><text:span text:style-name="Nornal11">Both of these top two scanners have similar (Great) detection rates and are “neck and neck” as the best Free anti-virus if you ask me. <text:s/>NOTE: ALL Anti-viruses FREE and Pro have some number of false alarms, so I will not include this in any “cons”</text:span></text:p>
      <text:p text:style-name="P6"><draw:frame draw:style-name="fr1" draw:name="graphics1" text:anchor-type="paragraph" svg:x="1.0555in" svg:y="0.1335in" svg:width="0.3335in" svg:height="0.3335in" draw:z-index="0"><draw:image xlink:href="Pictures/100002010000002000000020B3B0E446.png" xlink:type="simple" xlink:show="embed" xlink:actuate="onLoad"/></draw:frame><text:span text:style-name="Nornal11"/></text:p>
      <text:p text:style-name="P6"><text:span text:style-name="Nornal11"/></text:p>
      <text:p text:style-name="P6"><text:span text:style-name="Nornal11"/></text:p>
      <text:list xml:id="list34596275" text:style-name="L7">
        <text:list-item>
          <text:p text:style-name="P32"><text:alphabetical-index-mark-start text:id="IMark192746776"/><text:span text:style-name="DBlue_5f_Norm_5f_Bold">Avast</text:span><text:alphabetical-index-mark-end text:id="IMark192746776"/><text:span text:style-name="Nornal11"> – FREE - ( </text:span><text:a xlink:type="simple" xlink:href="http://www.avast.com/free-antivirus-download"><text:span text:style-name="Nornal11">http://www.avast.com/free-antivirus-download</text:span></text:a><text:span text:style-name="Nornal11"> )</text:span></text:p>
          <text:list>
            <text:list-item>
              <text:p text:style-name="P32"><text:span text:style-name="Nornal11"><text:span text:style-name="T12">Pros</text:span></text:span><text:span text:style-name="Nornal11">: <text:s/></text:span></text:p>
              <text:list>
                <text:list-item>
                  <text:p text:style-name="P32"><text:span text:style-name="Nornal11">Boot Scan, Constantly having good Detection, Email Scanning. IM Scanning, P2P (File Sharing) scanning for many common programs</text:span></text:p>
                </text:list-item>
                <text:list-item>
                  <text:p text:style-name="P32"><text:span text:style-name="Nornal11">(To go off the former “Con” below) … version 6 and above have been doing better on my older computer, which it use to lock the the computer to the point it was un- responsive. … They really have improved the memory usage, if you ask me</text:span></text:p>
                </text:list-item>
              </text:list>
            </text:list-item>
            <text:list-item>
              <text:p text:style-name="P32"><text:span text:style-name="Nornal11"><text:span text:style-name="T12">Cons</text:span></text:span><text:span text:style-name="Nornal11">: </text:span></text:p>
              <text:list>
                <text:list-item>
                  <text:p text:style-name="P32"><text:span text:style-name="Nornal11"><text:span text:style-name="T14">This is no longer a con for me on my older XP laptop. However, version 5 and below use to free my older computer </text:span></text:span></text:p>
                  <text:list>
                    <text:list-item>
                      <text:p text:style-name="P32"><text:span text:style-name="Nornal11"><text:span text:style-name="T14">(</text:span></text:span><text:span text:style-name="Nornal11"><text:span text:style-name="T15">1.79GHz single core, 768MB of RAM... just to give those reading this, a “point of reference”)</text:span></text:span></text:p>
                    </text:list-item>
                  </text:list>
                </text:list-item>
              </text:list>
            </text:list-item>
          </text:list>
        </text:list-item>
        <text:list-item>
          <text:p text:style-name="P32"><text:span text:style-name="Nornal11"><text:s/>OR </text:span></text:p>
        </text:list-item>
      </text:list>
      <text:p text:style-name="Standard"><text:span text:style-name="Nornal11"/></text:p>
      <text:p text:style-name="Standard"><draw:frame draw:style-name="fr1" draw:name="graphics2" text:anchor-type="paragraph" svg:x="1.0272in" svg:y="0.1429in" svg:width="0.3335in" svg:height="0.3335in" draw:z-index="1"><draw:image xlink:href="Pictures/1000020100000020000000209B09432E.png" xlink:type="simple" xlink:show="embed" xlink:actuate="onLoad"/></draw:frame><text:soft-page-break/><text:span text:style-name="Nornal11"/></text:p>
      <text:p text:style-name="Standard"><text:span text:style-name="Nornal11"/></text:p>
      <text:p text:style-name="Standard"><text:span text:style-name="Nornal11"/></text:p>
      <text:list xml:id="list40430358" text:continue-numbering="true" text:style-name="L7">
        <text:list-item>
          <text:p text:style-name="P32"><text:alphabetical-index-mark-start text:id="IMark120541916"/><text:span text:style-name="DBlue_5f_Norm_5f_Bold">Avira</text:span><text:alphabetical-index-mark-end text:id="IMark120541916"/><text:span text:style-name="Nornal11"> – FREE - ( </text:span><text:a xlink:type="simple" xlink:href="http://www.avira.com/en/avira-free-antivirus"><text:span text:style-name="Nornal11">http://www.avira.com/en/avira-free-antivirus</text:span></text:a><text:span text:style-name="Nornal11"> ) </text:span></text:p>
          <text:list>
            <text:list-item>
              <text:p text:style-name="P32"><text:span text:style-name="Nornal11"><text:span text:style-name="T12">Pro</text:span></text:span><text:span text:style-name="Nornal11">: </text:span></text:p>
              <text:list>
                <text:list-item>
                  <text:p text:style-name="P32"><text:span text:style-name="Nornal11">Top-notch Detection rate, compatible to any “paid” anti-virus software</text:span></text:p>
                </text:list-item>
              </text:list>
            </text:list-item>
            <text:list-item>
              <text:p text:style-name="P32"><text:span text:style-name="Nornal11"><text:span text:style-name="T12">Cons</text:span></text:span><text:span text:style-name="Nornal11">: </text:span></text:p>
              <text:list>
                <text:list-item>
                  <text:p text:style-name="P32"><text:span text:style-name="Nornal11">The versions I have tried since 11 and after have been getting “bloated” if you ask me … do not get me wrong, a lot of other scanners are a lot worse. <text:s/>Just it seems on my older systems as Avast has gotten better “system resource-wise”, Avira is still good with resources, though it has been doing odd stuff such as “ updating even when I tell it not to and have “auto-update” turned off. </text:span></text:p>
                </text:list-item>
                <text:list-item>
                  <text:p text:style-name="P32"><text:span text:style-name="Nornal11">Displays ad to buy the pro version when updating the free scanner. <text:s/>This is not a big deal as you just click “OK” to close the “ad window” and that's it. <text:s/>Some people make this out to be more of an “ordeal” that it really is.</text:span></text:p>
                </text:list-item>
              </text:list>
            </text:list-item>
          </text:list>
        </text:list-item>
      </text:list>
      <text:p text:style-name="P6"><text:span text:style-name="Nornal11"/></text:p>
      <text:h text:style-name="P66" text:outline-level="3"><text:bookmark text:name="__RefHeading__725_1848875699"/><text:span text:style-name="Nornal11">Not so Good Free Products</text:span><text:bookmark-end text:name="__RefHeading__725_1848875699"/></text:h>
      <text:p text:style-name="P6"><draw:frame draw:style-name="fr1" draw:name="graphics3" text:anchor-type="paragraph" svg:x="1.1874in" svg:y="-0.0283in" svg:width="0.3335in" svg:height="0.3335in" draw:z-index="2"><draw:image xlink:href="Pictures/1000020100000020000000203C113444.png" xlink:type="simple" xlink:show="embed" xlink:actuate="onLoad"/></draw:frame><text:span text:style-name="Nornal11"/></text:p>
      <text:p text:style-name="P6"><text:span text:style-name="Nornal11"/></text:p>
      <text:p text:style-name="P6"><text:span text:style-name="Nornal11">As far as </text:span><text:span text:style-name="DBlue_5f_Norm_5f_Bold">Microsoft Security Essentials</text:span><text:span text:style-name="Nornal11"> is concerned ... </text:span></text:p>
      <text:list xml:id="list34596959" text:style-name="L8">
        <text:list-item>
          <text:p text:style-name="P33"><text:a xlink:type="simple" xlink:href="http://preview.tinyurl.com/3ednu7g"><text:span text:style-name="Nornal11">http://preview.tinyurl.com/3ednu7g</text:span></text:a><text:span text:style-name="Nornal11"> <text:s/>and </text:span><text:a xlink:type="simple" xlink:href="http://preview.tinyurl.com/62prw64"><text:span text:style-name="Nornal11">http://preview.tinyurl.com/62prw64</text:span></text:a><text:span text:style-name="Nornal11"> <text:s/>are two links from resources, I have trusted (Langa, for years) that prove MSE have issues with viruses and Malware infections, that some other </text:span></text:p>
        </text:list-item>
      </text:list>
      <text:p text:style-name="P6"><text:span text:style-name="Nornal11"/></text:p>
      <text:p text:style-name="P6"><draw:frame draw:style-name="fr1" draw:name="graphics11" text:anchor-type="paragraph" svg:x="0.5252in" svg:y="0.1327in" svg:width="0.3335in" svg:height="0.3335in" draw:z-index="10"><draw:image xlink:href="Pictures/1000020000000020000000207C893FA3.gif" xlink:type="simple" xlink:show="embed" xlink:actuate="onLoad"/></draw:frame><text:span text:style-name="DBlue_5f_Norm_5f_Bold"><text:span text:style-name="T6"/></text:span></text:p>
      <text:p text:style-name="P6"><text:span text:style-name="DBlue_5f_Norm_5f_Bold"><text:span text:style-name="T6"/></text:span></text:p>
      <text:p text:style-name="P6"><text:span text:style-name="DBlue_5f_Norm_5f_Bold"><text:span text:style-name="T6"/></text:span></text:p>
      <text:p text:style-name="P6"><text:span text:style-name="DBlue_5f_Norm_5f_Bold"><text:span text:style-name="T6">AVG</text:span></text:span><text:span text:style-name="Nornal11"> from my experience with helping users, is even worse than </text:span><text:span text:style-name="DBlue_5f_Norm_5f_Bold">Microsoft Security Essentials</text:span></text:p>
      <text:p text:style-name="P6"><text:span text:style-name="Nornal11">If you have to use </text:span><text:span text:style-name="DBlue_5f_Norm_5f_Bold">Microsoft Security Essentials</text:span><text:span text:style-name="Nornal11"> or AVG (I'd advise neither one), </text:span><text:span text:style-name="DBlue_5f_Norm_5f_Bold">Microsoft Security Essentials</text:span><text:span text:style-name="Nornal11"> is the better option</text:span></text:p>
      <text:h text:style-name="P67" text:outline-level="3"><text:span text:style-name="Nornal11"/></text:h>
      <text:h text:style-name="P68" text:outline-level="3"><text:bookmark text:name="__RefHeading__727_1848875699"/><text:span text:style-name="Nornal11">Trusted Paid Programs</text:span><text:bookmark-end text:name="__RefHeading__727_1848875699"/></text:h>
      <text:p text:style-name="P6"><text:span text:style-name="Nornal11">First I want to say that Avira and Avast both offer paid versions of their products and that they should be considered </text:span></text:p>
      <text:p text:style-name="P6"><text:span text:style-name="Nornal11"/></text:p>
      <text:p text:style-name="P6"><draw:frame draw:style-name="fr1" draw:name="graphics5" text:anchor-type="paragraph" svg:x="0.9866in" svg:y="0.1327in" svg:width="0.3752in" svg:height="0.3752in" draw:z-index="4"><draw:image xlink:href="Pictures/100002010000002400000024BB89EE85.png" xlink:type="simple" xlink:show="embed" xlink:actuate="onLoad"/></draw:frame><text:span text:style-name="Nornal11"/></text:p>
      <text:p text:style-name="P6"><text:span text:style-name="Nornal11"/></text:p>
      <text:p text:style-name="P6"><text:span text:style-name="Nornal11"/></text:p>
      <text:list xml:id="list34597144" text:style-name="L9">
        <text:list-item>
          <text:p text:style-name="P52"><text:alphabetical-index-mark-start text:id="IMark148986404"/><text:span text:style-name="DBlue_5f_Norm_5f_Bold">Eset's NOD32 Anti-virus</text:span><text:alphabetical-index-mark-end text:id="IMark148986404"/><text:span text:style-name="Nornal11"> , which provides great protection and no system lag. <text:s/>It has ranked near the top of the anti-virus market for years. <text:s/>I love this option, though I do not use it on my personal machines (I choice the free options), I highly recommend Eset's Anti-virus</text:span></text:p>
        </text:list-item>
      </text:list>
      <text:p text:style-name="P17"><text:span text:style-name="Nornal11"/></text:p>
      <text:p text:style-name="P17"><text:span text:style-name="Nornal11"/></text:p>
      <text:p text:style-name="P17"><text:span text:style-name="Nornal11"/></text:p>
      <text:p text:style-name="P17"><text:span text:style-name="Nornal11"/></text:p>
      <text:p text:style-name="P17"><text:span text:style-name="Nornal11"/></text:p>
      <text:p text:style-name="P17"><text:span text:style-name="Nornal11"/></text:p>
      <text:p text:style-name="P17"><text:span text:style-name="Nornal11"/></text:p>
      <text:p text:style-name="P17"><text:span text:style-name="Nornal11"/></text:p>
      <text:p text:style-name="P17"><text:soft-page-break/><text:span text:style-name="Nornal11"/></text:p>
      <text:p text:style-name="P17"><draw:frame draw:style-name="fr1" draw:name="graphics4" text:anchor-type="paragraph" svg:x="1.0173in" svg:y="0.1646in" svg:width="0.3335in" svg:height="0.3335in" draw:z-index="3"><draw:image xlink:href="Pictures/1000020000000020000000206CC2A063.gif" xlink:type="simple" xlink:show="embed" xlink:actuate="onLoad"/></draw:frame><text:span text:style-name="Nornal11"/></text:p>
      <text:p text:style-name="P17"><text:span text:style-name="Nornal11"/></text:p>
      <text:p text:style-name="P17"><text:span text:style-name="Nornal11"/></text:p>
      <text:list xml:id="list40435552" text:continue-numbering="true" text:style-name="L9">
        <text:list-item>
          <text:p text:style-name="P53"><text:span text:style-name="DBlue_5f_Norm_5f_Bold">Kaspersky</text:span><text:span text:style-name="Nornal11"> is my #4 pick, it <text:s/>is not as good as it use to be, I have to say that this is not an “insult” to Kaspersky I had loved it as my only AV recommendation from about 2000-2009. Since it is not terrible, since it dropped down my list, I still in a way feel loyal to Kaspersky .. It is still <text:s/>A GREAT choice and it had been my anti-virus protection of choice for years, as I have said </text:span></text:p>
        </text:list-item>
      </text:list>
      <text:p text:style-name="P1"><text:span text:style-name="Nornal11"/></text:p>
      <text:p text:style-name="P1"><text:span text:style-name="Nornal11"/></text:p>
      <text:p text:style-name="P1"><text:span text:style-name="Nornal11"/></text:p>
      <text:h text:style-name="Heading_20_3" text:outline-level="3"><text:bookmark text:name="__RefHeading__729_1848875699"/><text:span text:style-name="Nornal11">Online/ “Cloud” Antivirus Scanners</text:span><text:bookmark-end text:name="__RefHeading__729_1848875699"/></text:h>
      <text:p text:style-name="P1"><text:span text:style-name="Nornal11"/></text:p>
      <text:p text:style-name="P55"><text:a xlink:type="simple" xlink:href="http://www.eset.com/us/online-scanner"><text:span text:style-name="Nornal11">http://www.eset.com/us/online-scanner</text:span></text:a><text:span text:style-name="Nornal11"> is </text:span><text:alphabetical-index-mark-start text:id="IMark120582724"/><text:span text:style-name="DBlue_5f_Norm_5f_Bold">Eset's Online Scanner</text:span><text:alphabetical-index-mark-end text:id="IMark120582724"/><text:span text:style-name="Nornal11"> which is free to use, though it should be noted that most Anti-virus companies offer online scanners now... Kaspersky and other AV developers, offer their own free online scanner</text:span></text:p>
      <text:p text:style-name="Standard"><text:span text:style-name="Nornal11"/></text:p>
      <text:p text:style-name="Standard"/>
      <text:h text:style-name="P60" text:outline-level="1"/>
      <text:h text:style-name="P61" text:outline-level="1"><text:bookmark text:name="__RefHeading__90692_930289631"/>Malware/Spyware related<text:bookmark-end text:name="__RefHeading__90692_930289631"/></text:h>
      <text:p text:style-name="P1"><text:span text:style-name="Nornal11">Do not confuse these products with anti-viruses. <text:s text:c="2"/></text:span></text:p>
      <text:p text:style-name="P1"><text:span text:style-name="Nornal11"/></text:p>
      <text:p text:style-name="P1"><text:span text:style-name="Nornal11">While some Anti-viruses are decent at detecting and removing SOME malware, my advice would be to have both types of scanners on your system. <text:s/></text:span></text:p>
      <text:p text:style-name="Standard"><text:span text:style-name="Nornal11"/></text:p>
      <text:h text:style-name="Heading_20_3" text:outline-level="3"><text:bookmark text:name="__RefHeading__943_1848875699"/><text:span text:style-name="Nornal11">Comments on Free malware scanners listed here</text:span><text:bookmark-end text:name="__RefHeading__943_1848875699"/></text:h>
      <text:p text:style-name="P6"><text:span text:style-name="Nornal11">Some say "they will not protect you" … that is SIMPLY NOT TRUE. The two best, if you ask me are 100% free (though the companies offer “pro” versions for those that desire the added features.</text:span></text:p>
      <text:p text:style-name="P6"><text:span text:style-name="Nornal11"/></text:p>
      <text:p text:style-name="P21"><text:span text:style-name="Nornal11"><text:span text:style-name="T12">Differences between the Free and Paid Versions of these products</text:span></text:span></text:p>
      <text:p text:style-name="P6"><text:span text:style-name="Nornal11">The main thing that the free versions of the two listed programs (below) </text:span></text:p>
      <text:p text:style-name="P6"><text:span text:style-name="Nornal11"/></text:p>
      <text:list xml:id="list34587011" text:style-name="L10">
        <text:list-item>
          <text:p text:style-name="P34"><text:span text:style-name="Nornal11">There is no "background" scanner running all the time in free versions; however, <text:s/></text:span></text:p>
          <text:list>
            <text:list-item>
              <text:p text:style-name="P34"><text:span text:style-name="Nornal11">Use </text:span><text:span text:style-name="Nornal11"><text:span text:style-name="T8">common sense</text:span></text:span><text:span text:style-name="Nornal11"> on the web … Do not just download “anything and everything”. Or illegal (THIS IS FOR VARIOUS REASONS OF COURSE) products</text:span></text:p>
              <text:list>
                <text:list-item>
                  <text:p text:style-name="P56"><text:span text:style-name="Nornal11"><text:span text:style-name="T13">This is not a knock on legit download portals such as “Softpedia”, or “FileHippo”. <text:s/>If you download software from there, it is infection free and legit .. though too much of any software can tend to “clog up” systems</text:span></text:span></text:p>
                </text:list-item>
              </text:list>
            </text:list-item>
            <text:list-item>
              <text:p text:style-name="P34"><text:span text:style-name="Nornal11">Run “Quick” or “Full” scans from time to time ("just to be safe, and check your system") </text:span></text:p>
            </text:list-item>
            <text:list-item>
              <text:p text:style-name="P34"><text:span text:style-name="Nornal11">ANY detected items CAN and WILL BE (with user's permission, of course) removed.</text:span></text:p>
              <text:list>
                <text:list-item>
                  <text:p text:style-name="P34"><text:span text:style-name="Nornal11"><text:s/>I have seen a lot of people say “to actually remove any infection you have to buy one of these programs. <text:s/>Though IF you are going to purchase a product, I would suggest the paid versions of the two freewares, I list, you do not really need to spend any money to get protected.</text:span></text:p>
                </text:list-item>
              </text:list>
            </text:list-item>
          </text:list>
        </text:list-item>
      </text:list>
      <text:h text:style-name="Heading_20_3" text:outline-level="3"><text:bookmark text:name="__RefHeading__945_1848875699"/><text:span text:style-name="Nornal11">The only two scanners I recommend </text:span><text:bookmark-end text:name="__RefHeading__945_1848875699"/></text:h>
      <text:p text:style-name="P6"><text:span text:style-name="Nornal11">Both of these are free and have excellent records at removing malware/spyware infections... they really are the two best best options. <text:s/>I would NOT recommend them if they were Free and “no so good” at detection and removal. <text:s/>I help people for “fun” and to give a hand to those that need it, though I have to say most tech's I talk to actually use these programs to remove infections on customer computers. <text:s/></text:span></text:p>
      <text:p text:style-name="P6"><text:span text:style-name="Nornal11"/></text:p>
      <text:p text:style-name="P6"><text:span text:style-name="Nornal11">(Note: for hard to remove infection other tools may need to be ran first … check out the other sections later in this guide for more information on those added tools). All this means is you may need to run at least one of those programs, THEN (example) MalwareBytes for complete removal of your infection. <text:s/></text:span></text:p>
      <text:p text:style-name="P6"><text:span text:style-name="Nornal11"/></text:p>
      <text:p text:style-name="P6"><text:span text:style-name="Nornal11">AFTER you “remove” the infection, (I recommend this with Malware AND viruses infections … I would run a full system scan again, “just to double check”) </text:span></text:p>
      <text:p text:style-name="P6"/>
      <text:p text:style-name="P6"><draw:frame draw:style-name="fr1" draw:name="graphics7" text:anchor-type="paragraph" svg:x="0.5709in" svg:y="0.0236in" svg:width="0.2965in" svg:height="0.3102in" draw:z-index="6"><draw:image xlink:href="Pictures/10000000000000240000002441AA1AC4.png" xlink:type="simple" xlink:show="embed" xlink:actuate="onLoad"/></draw:frame></text:p>
      <text:p text:style-name="P6"/>
      <text:p text:style-name="P6"><text:alphabetical-index-mark-start text:id="IMark120582724"/><text:span text:style-name="DBlue_5f_Norm_5f_Bold"><text:span text:style-name="T2">MalwareBytes</text:span></text:span><text:alphabetical-index-mark-end text:id="IMark120582724"/><text:span text:style-name="T2"> ( </text:span><text:a xlink:type="simple" xlink:href="http://www.malwarebytes.org/"><text:span text:style-name="T2">http://www.malwarebytes.org/</text:span></text:a><text:span text:style-name="T2"> ) a</text:span><text:span text:style-name="Nornal11"><text:span text:style-name="T2">nd</text:span></text:span><text:span text:style-name="T1"> </text:span></text:p>
      <text:p text:style-name="P6"><draw:frame draw:style-name="fr1" draw:name="graphics6" text:anchor-type="paragraph" svg:x="0.4945in" svg:y="0.1244in" svg:width="0.3071in" svg:height="0.3091in" draw:z-index="5"><draw:image xlink:href="Pictures/1000020100000024000000244E6C52D0.png" xlink:type="simple" xlink:show="embed" xlink:actuate="onLoad"/></draw:frame><text:span text:style-name="DBlue_5f_Norm_5f_Bold"><text:span text:style-name="T1"/></text:span></text:p>
      <text:p text:style-name="P6"><text:span text:style-name="DBlue_5f_Norm_5f_Bold"><text:span text:style-name="T1"/></text:span></text:p>
      <text:p text:style-name="P6"><text:span text:style-name="DBlue_5f_Norm_5f_Bold"><text:span text:style-name="T1"/></text:span></text:p>
      <text:p text:style-name="P6"><text:alphabetical-index-mark-start text:id="IMark120582724"/><text:span text:style-name="DBlue_5f_Norm_5f_Bold"><text:span text:style-name="T2">Super AntiSpyware</text:span></text:span><text:alphabetical-index-mark-end text:id="IMark120582724"/><text:span text:style-name="T2"> ( </text:span><text:a xlink:type="simple" xlink:href="http://www.superantispyware.com/"><text:span text:style-name="T2">http://www.superantispyware.com/</text:span></text:a><text:span text:style-name="T2"> )</text:span><text:span text:style-name="T1"> </text:span></text:p>
      <text:p text:style-name="P6"/>
      <text:h text:style-name="P61" text:outline-level="1"><text:bookmark text:name="__RefHeading__90694_930289631"/>For Badly infected Computers<text:bookmark-end text:name="__RefHeading__90694_930289631"/></text:h>
      <text:h text:style-name="Heading_20_2" text:outline-level="2"><text:bookmark text:name="__RefHeading__947_1848875699"/>Additional software needed<text:bookmark-end text:name="__RefHeading__947_1848875699"/></text:h>
      <text:p text:style-name="Text_20_body"><draw:frame draw:style-name="fr1" draw:name="graphics8" text:anchor-type="paragraph" svg:x="0.0929in" svg:y="0.1043in" svg:width="0.3646in" svg:height="0.3752in" draw:z-index="7"><draw:image xlink:href="Pictures/10000201000000230000002429856297.png" xlink:type="simple" xlink:show="embed" xlink:actuate="onLoad"/></draw:frame></text:p>
      <text:p text:style-name="Text_20_body"/>
      <text:p text:style-name="P1"><text:alphabetical-index-mark-start text:id="IMark120582724"/><text:span text:style-name="DBlue_5f_Norm_5f_Bold"><text:span text:style-name="T17">ComboFix</text:span></text:span><text:alphabetical-index-mark-end text:id="IMark120582724"/><text:span text:style-name="Nornal11"><text:span text:style-name="T17"> ( </text:span></text:span><text:a xlink:type="simple" xlink:href="http://www.bleepingcomputer.com/combofix/how-to-use-combofix"><text:span text:style-name="Nornal11"><text:span text:style-name="T17">http://www.bleepingcomputer.com/combofix/how-to-use-combofix</text:span></text:span></text:a><text:span text:style-name="Nornal11"><text:span text:style-name="T17"> )</text:span></text:span></text:p>
      <text:p text:style-name="P11"><text:span text:style-name="Nornal11"><text:span text:style-name="T16">I have seen </text:span></text:span><text:span text:style-name="DBlue_5f_Norm_5f_Bold"><text:span text:style-name="T16">ComboFix</text:span></text:span><text:span text:style-name="Nornal11"><text:span text:style-name="T16">, first-hand help computers that were badly infected; new users, should only use this if reformatting SEEMS like the only hope, after MalwareBytes “fails”. <text:s/></text:span></text:span></text:p>
      <text:p text:style-name="P7"><text:span text:style-name="Nornal11"><text:span text:style-name="T16"/></text:span></text:p>
      <text:p text:style-name="P7"><text:span text:style-name="Nornal11"><text:span text:style-name="T16">I have to say that this falls into one of those categories of “If you really are not comfortable, AND do not know what your doing” … I wouldn't use this, or … I would download it to the infected machine and let a tech (who would likely use these programs anyway) </text:span></text:span></text:p>
      <text:p text:style-name="P7"><text:span text:style-name="Nornal11"><text:span text:style-name="T16"/></text:span></text:p>
      <text:p text:style-name="P7"><text:span text:style-name="Nornal11"><text:span text:style-name="T16">I had seen a computer that wouldn't even boot to safe mode get fixed, first-hand, using ComboFix and it didn't even take too long either.</text:span></text:span></text:p>
      <text:p text:style-name="P7"><text:span text:style-name="Nornal11"><text:span text:style-name="T16"/></text:span></text:p>
      <text:p text:style-name="P7"><text:span text:style-name="Nornal11"><text:span text:style-name="T16">Note: Like TDSKiller from Kaspersky (listed below), ComboFix is being updated a lot and not counting the homepage for either application, you can check out the Majorgeeks.com homepage and you will see new versions being released</text:span></text:span></text:p>
      <text:p text:style-name="P7"><text:span text:style-name="Nornal11"/></text:p>
      <text:h text:style-name="P69" text:outline-level="3"><text:bookmark text:name="__RefHeading__949_1848875699"/><text:span text:style-name="Nornal11">For badly infected computers here are a few more options:</text:span><text:bookmark-end text:name="__RefHeading__949_1848875699"/></text:h>
      <text:h text:style-name="P59" text:outline-level="2"><text:bookmark text:name="__RefHeading__90696_930289631"/><text:span text:style-name="Nornal11">What if Malwarebytes (or SuperAntispyware) fails by itself?</text:span><text:bookmark-end text:name="__RefHeading__90696_930289631"/></text:h>
      <text:p text:style-name="P20"><text:span text:style-name="Nornal11">Some options for some infections that block security software like </text:span><text:span text:style-name="DBlue_5f_Norm_5f_Bold">Malwarebytes</text:span><text:span text:style-name="Nornal11"> and your AV from removing them, by disabling the infections “blocking” feature are (called “Rootkits”) :</text:span></text:p>
      <text:p text:style-name="P12"><draw:frame draw:style-name="fr1" draw:name="graphics10" text:anchor-type="paragraph" svg:x="0.4937in" svg:y="0.1043in" svg:width="0.3752in" svg:height="0.3752in" draw:z-index="9"><draw:image xlink:href="Pictures/100002010000002400000024E14FAA1C.png" xlink:type="simple" xlink:show="embed" xlink:actuate="onLoad"/></draw:frame><text:span text:style-name="Nornal11"/></text:p>
      <text:p text:style-name="P12"><text:span text:style-name="Nornal11"/></text:p>
      <text:p text:style-name="P12"><text:span text:style-name="Nornal11"/></text:p>
      <text:p text:style-name="P6"><text:alphabetical-index-mark-start text:id="IMark120582724"/><text:alphabetical-index-mark-start text:id="IMark148986404"/><text:span text:style-name="DBlue_5f_Norm_5f_Bold">RKill</text:span><text:alphabetical-index-mark-end text:id="IMark148986404"/><text:alphabetical-index-mark-end text:id="IMark120582724"/><text:span text:style-name="Nornal11"> ( </text:span><text:a xlink:type="simple" xlink:href="http://www.bleepingcomputer.com/download/anti-virus/rkill"><text:span text:style-name="Nornal11">http://www.bleepingcomputer.com/download/anti-virus/rkill</text:span></text:a><text:span text:style-name="Nornal11"> )</text:span></text:p>
      <text:p text:style-name="P6"/>
      <text:p text:style-name="P6"><text:span text:style-name="Nornal11"><text:span text:style-name="T18">A common fix for some infections is as follows</text:span></text:span><text:span text:style-name="Nornal11"> (I am not saying it will work for you, but it's worth a shot)</text:span></text:p>
      <text:list xml:id="list34572940" text:style-name="L11">
        <text:list-item>
          <text:p text:style-name="P54"><text:span text:style-name="Nornal11"><text:span text:style-name="T13">Reboot to Safe Mode</text:span></text:span></text:p>
        </text:list-item>
        <text:list-item>
          <text:p text:style-name="P54"><text:span text:style-name="Nornal11"><text:span text:style-name="T13">Run RKill (remember to get RKill from a legit site)</text:span></text:span></text:p>
        </text:list-item>
        <text:list-item>
          <text:p text:style-name="P54"><text:span text:style-name="Nornal11"><text:span text:style-name="T13">DO NOT REBOOT ... still in safe mode, NOW run Malwarebytes</text:span></text:span></text:p>
        </text:list-item>
        <text:list-item>
          <text:p text:style-name="P54"><text:span text:style-name="Nornal11"><text:span text:style-name="T13">Reboot and (just a tip: run a full AV and Spyware scan "just to be double-sure your infection free") and test programs and the stuff you normally use to see if everything is back to normal</text:span></text:span></text:p>
        </text:list-item>
      </text:list>
      <text:p text:style-name="Standard"><text:span text:style-name="Nornal11"/></text:p>
      <text:h text:style-name="P60" text:outline-level="1"><text:bookmark text:name="__RefHeading__1698_1438451059"/><text:bookmark-end text:name="__RefHeading__1698_1438451059"/></text:h>
      <text:h text:style-name="P61" text:outline-level="1"><text:bookmark text:name="__RefHeading__951_1848875699"/><text:alphabetical-index-mark-start text:id="IMark120582724"/><text:span text:style-name="Nornal11"><text:span text:style-name="T7">Rootkits</text:span></text:span><text:bookmark-end text:name="__RefHeading__951_1848875699"/><text:alphabetical-index-mark-end text:id="IMark120582724"/></text:h>
      <text:p text:style-name="Standard"><text:span text:style-name="Nornal11"/></text:p>
      <text:p text:style-name="Standard"><text:span text:style-name="Nornal11">I have to do more research on Rootkits before I can claim to know a lot about them, though I have to say I am pretty sure these are the “infections” or parts of infections that typically prevent Malware scanners and Anti-virus Scanners from working properly (it blocks these programs from removing the infection)</text:span></text:p>
      <text:p text:style-name="Standard"><text:span text:style-name="Nornal11"/></text:p>
      <text:p text:style-name="Standard"><text:span text:style-name="Nornal11">There is one program that can take care of the root-kit portion that comes to mind</text:span></text:p>
      <text:p text:style-name="Standard"><text:span text:style-name="Nornal11"/></text:p>
      <text:p text:style-name="Standard"><text:alphabetical-index-mark-start text:id="IMark120582724"/><text:span text:style-name="DBlue_5f_Norm_5f_Bold">Kaspersky's TDSSKiler</text:span><text:alphabetical-index-mark-end text:id="IMark120582724"/><text:span text:style-name="DBlue_5f_Norm_5f_Bold"> </text:span></text:p>
      <text:p text:style-name="Standard"><draw:frame draw:style-name="fr1" draw:name="graphics9" text:anchor-type="paragraph" svg:x="0.0492in" svg:y="0.0429in" svg:width="0.3752in" svg:height="0.3752in" draw:z-index="8"><draw:image xlink:href="Pictures/10000201000000240000002476126913.png" xlink:type="simple" xlink:show="embed" xlink:actuate="onLoad"/></draw:frame><text:span text:style-name="DBlue_5f_Norm_5f_Bold"/></text:p>
      <text:p text:style-name="Standard"><text:span text:style-name="DBlue_5f_Norm_5f_Bold"/></text:p>
      <text:p text:style-name="Standard"><text:span text:style-name="Nornal11"/></text:p>
      <text:p text:style-name="Standard"><text:a xlink:type="simple" xlink:href="http://www.bleepingcomputer.com/virus-removal/remove-tdss-tdl3-alureon-rootkit-using-tdsskiller"><text:span text:style-name="Nornal11">http://www.bleepingcomputer.com/virus-removal/remove-tdss-tdl3-alureon-rootkit-using-tdsskiller</text:span></text:a><text:span text:style-name="Nornal11"> </text:span></text:p>
      <text:p text:style-name="Standard"><text:span text:style-name="Nornal11"/></text:p>
      <text:p text:style-name="Standard"><text:span text:style-name="Nornal11">This has been posted as a solution to many Rootkit issues and along with being developed by one of the best security companies on the market, </text:span><text:span text:style-name="DBlue_5f_Norm_5f_Bold">TDSSKiller</text:span><text:span text:style-name="Nornal11"> (This goes for </text:span><text:span text:style-name="DBlue_5f_Norm_5f_Bold">Rkill</text:span><text:span text:style-name="Nornal11"> and </text:span><text:span text:style-name="DBlue_5f_Norm_5f_Bold">ComboFix</text:span><text:span text:style-name="Nornal11"> as well, for that matter) is always being updated</text:span></text:p>
      <text:p text:style-name="Standard"><text:span text:style-name="Nornal11"/></text:p>
      <text:p text:style-name="Standard"><text:span text:style-name="Nornal11"/></text:p>
      <text:p text:style-name="Standard"><text:span text:style-name="Nornal11"><text:tab/>I do not take credit for the BleepingComputers.com description below.</text:span></text:p>
      <text:p text:style-name="P6"><text:span text:style-name="Nornal11"><text:bibliography-mark text:identifier="BleepingComputers" text:bibliography-type="www" text:address="www.bleepingcomputer.com/virus-removal/rootkits" text:author="BleepingComputers" text:editor="Bleeping Computer LLC." text:title="BleepingComputers - Rootkits" text:year="2011" text:url="www.bleepingcomputer.com/virus-removal/rootkits" text:custom1="www.bleepingcomputer.com/virus-removal/rootkits">[BleepingComputers]</text:bibliography-mark></text:span><text:span text:style-name="Nornal11"><text:note text:id="ftn1" text:note-class="footnote"><text:note-citation>1</text:note-citation><text:note-body><text:p text:style-name="Footnote">BleepingComputers – Rootkits ( <text:a xlink:type="simple" xlink:href="http://www.bleepingcomputer.com/virus-removal/rootkits">www.bleepingcomputer.com/virus-removal/rootkits</text:a> )</text:p></text:note-body></text:note></text:span></text:p>
      <text:p text:style-name="P9"><text:span text:style-name="Nornal11"><text:span text:style-name="T8"/></text:span></text:p>
      <text:p text:style-name="P9"><text:span text:style-name="Nornal11"><text:span text:style-name="T8">Summary</text:span></text:span><text:span text:style-name="Nornal11">:</text:span></text:p>
      <text:p text:style-name="P10"><text:span text:style-name="Nornal11">A </text:span><text:span text:style-name="Norm11_5f_Bold">Rootkit</text:span> <text:span text:style-name="Nornal11">is a program that attempts to hide itself, other files, or computer data so that they cannot be seen on the computer.</text:span></text:p>
      <text:p text:style-name="P9"><text:span text:style-name="Nornal11"><text:span text:style-name="T8">Detailed description:</text:span></text:span></text:p>
      <text:p text:style-name="P10"><text:a xlink:type="simple" xlink:href="http://rootrepeal.googlepages.com/" office:target-frame-name="_new" xlink:show="replace"><text:span text:style-name="Nornal11">RootRepeal</text:span></text:a><text:span text:style-name="Nornal11"> and </text:span><text:a xlink:type="simple" xlink:href="http://www.gmer.net/" office:target-frame-name="_new" xlink:show="replace"><text:span text:style-name="Nornal11">GMER</text:span></text:a><text:span text:style-name="Nornal11">, which contain a graphical user interface that quickly allows you to scan your computer for potential rootkits. When using these programs, though, you need to make sure you interpret the results properly as false positives are common.</text:span></text:p>
      <text:p text:style-name="P10"><text:span text:style-name="Nornal11">Though the vast majority of rookits are used for criminal purposes, rootkits have been used for what may be considered more legitimate reasons. </text:span></text:p>
      <text:p text:style-name="P10"><text:span text:style-name="Nornal11">Today rootkit technology is used within legitimate programs such as Alcohol 120% and Daemon tools in order to hide themselves from being seen by anti-piracy programs. Some anti-virus programs also use aspects of rootkit technology in order to protect your computers from viruses.</text:span></text:p>
      <text:p text:style-name="P10"><text:span text:style-name="Nornal11">[/BleepingComputers Text]</text:span></text:p>
      <text:p text:style-name="P10"><text:span text:style-name="Nornal11"/></text:p>
      <text:p text:style-name="Standard"><text:span text:style-name="Nornal11">One reason rootkits can be found is poor (I am going by what others say) programming. <text:s/>Rootkits are suppose to be undetectable; though, with the way they are apparently coded, they … well aren't un-detectable</text:span></text:p>
      <text:p text:style-name="Standard"><text:span text:style-name="Nornal11"/></text:p>
      <text:p text:style-name="Standard"><text:span text:style-name="Nornal11">The rootkit scanners that you may find scan for common activity related to rootkits, called “intercept instructions” that may be (key: MAY be) a sign of a rootkit. <text:s text:c="2"/></text:span></text:p>
      <text:p text:style-name="Standard"><text:span text:style-name="Nornal11"/></text:p>
      <text:p text:style-name="Standard"><text:span text:style-name="Nornal11">I admit I am no expert on the subject, so if you are interested, please research rootkits, yourself</text:span></text:p>
      <text:p text:style-name="P18"><text:toc-mark-start text:id="IMark120542396" text:outline-level="1"/><text:span text:style-name="Regular10"><text:span text:style-name="T12">Credits</text:span></text:span><text:toc-mark-end text:id="IMark120542396"/></text:p>
      <text:p text:style-name="Standard"><text:span text:style-name="Regular10">I take credit only <text:s/>for my opinions and reviews of these products.</text:span></text:p>
      <text:p text:style-name="Standard"><text:span text:style-name="Regular10"/></text:p>
      <text:p text:style-name="P1"><text:span text:style-name="Regular10">All icons and programs, belong to their respected companies, or developers. <text:s/>I do release these guides are constantly “under construction” and I have no goal in copying anyone's else's work (WITHOUT GIVING THEM full credit for it). <text:s/>I just want to help people by consolidating many bits of information into an easy to use and navigate guide.</text:span></text:p>
      <text:p text:style-name="Standard"><text:span text:style-name="Regular10"/></text:p>
      <text:p text:style-name="P1"><text:span text:style-name="Regular10">I know people may download these, who know a lot more then I do on some of these subjects, and do have to mention, I am NOT AN “EXPERT”. <text:s/>These guides are geared toward newer users or users who have used computers for years that are just curious how to fix/tweak/optimize their computer. <text:s/></text:span></text:p>
      <text:p text:style-name="Standard"><text:span text:style-name="Regular10"/></text:p>
      <text:p text:style-name="P1"><text:span text:style-name="Regular10">These guides are not suppose to be technical guides but more for those that want to know how to fix/optimize/secure their devices, “In Plain English”</text:span></text:p>
      <text:p text:style-name="Standard"><text:span text:style-name="Regular10"/></text:p>
      <text:p text:style-name="Standard"><text:span text:style-name="Nornal11"><text:s/></text:span></text:p>
      <text:alphabetical-index text:style-name="Sect1"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style-name="Norm11_5f_Bold"/>
          </text:alphabetical-index-entry-template>
          <text:alphabetical-index-entry-template text:outline-level="1" text:style-name="Index_20_1">
            <text:index-entry-text/>
            <text:index-entry-tab-stop style:type="right" style:leader-char="."/>
            <text:index-entry-page-number text:style-name="Nornal11"/>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Alphabetical Index</text:p>
          </text:index-title>
          <text:p text:style-name="P26"><text:span text:style-name="Norm11_5f_Bold">A</text:span></text:p>
          <text:p text:style-name="P27">Avast<text:tab/><text:span text:style-name="Nornal11">6</text:span></text:p>
          <text:p text:style-name="P27">Avira<text:tab/><text:span text:style-name="Nornal11">7</text:span></text:p>
          <text:p text:style-name="P26"><text:span text:style-name="Norm11_5f_Bold">C</text:span></text:p>
          <text:p text:style-name="P27">ComboFix<text:tab/><text:span text:style-name="Nornal11">10</text:span></text:p>
          <text:p text:style-name="P26"><text:span text:style-name="Norm11_5f_Bold">E</text:span></text:p>
          <text:p text:style-name="P27">Eset's NOD32 Anti-virus<text:tab/><text:span text:style-name="Nornal11">7</text:span></text:p>
          <text:p text:style-name="P27">Eset's Online Scanner<text:tab/><text:span text:style-name="Nornal11">8</text:span></text:p>
          <text:p text:style-name="P26"><text:span text:style-name="Norm11_5f_Bold">K</text:span></text:p>
          <text:p text:style-name="P27">Kaspersky's TDSSKiler<text:tab/><text:span text:style-name="Nornal11">11</text:span></text:p>
          <text:p text:style-name="P26"><text:span text:style-name="Norm11_5f_Bold">M</text:span></text:p>
          <text:p text:style-name="P27">MalwareBytes<text:tab/><text:span text:style-name="Nornal11">9</text:span></text:p>
          <text:p text:style-name="P26"><text:span text:style-name="Norm11_5f_Bold">R</text:span></text:p>
          <text:p text:style-name="P27">RKill<text:tab/><text:span text:style-name="Nornal11">10</text:span></text:p>
          <text:p text:style-name="P27">Rootkits<text:tab/><text:span text:style-name="Nornal11">11</text:span></text:p>
          <text:p text:style-name="P26"><text:span text:style-name="Norm11_5f_Bold">S</text:span></text:p>
          <text:p text:style-name="P27">Super AntiSpyware<text:tab/><text:span text:style-name="Nornal11">9</text:span></text:p>
          <text:p text:style-name="P26"><text:span text:style-name="Norm11_5f_Bold">U</text:span></text:p>
          <text:p text:style-name="P27">UBCD 4 Windows <text:tab/><text:span text:style-name="Nornal11">3</text:span></text:p>
        </text:index-body>
      </text:alphabetical-index>
      <text:p text:style-name="Standard"><text:span text:style-name="Nornal11"/></text:p>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61" text:outline-level="1"><text:bookmark text:name="__RefHeading__1702_1438451059"/>Bibliography<text:bookmark-end text:name="__RefHeading__1702_1438451059"/></text:h>
          </text:index-title>
          <text:p text:style-name="P16">BleepingComputers: BleepingComputers - Rootkits, 2011, </text:p>
          <text:p text:style-name="P16"><text:a xlink:type="simple" xlink:href="http://www.bleepingcomputer.com/virus-removal/rootkits">http://www.bleepingcomputer.com/virus-removal/rootkits</text:a> </text:p>
        </text:index-body>
      </text:bibliography>
      <text:p text:style-name="Standard"><text:span text:style-name="Nornal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color="#8000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0701in" fo:margin-bottom="0.0598in"/>
      <style:text-properties fo:font-size="18pt" style:text-underline-style="solid" style:text-underline-type="double"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15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6in" fo:margin-right="0in" fo:text-indent="-0.3in" style:auto-text-indent="false">
        <style:tab-stops/>
      </style:paragraph-properties>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63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6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390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598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Nornal11" style:family="text">
      <style:text-properties style:font-name="Arial1" fo:font-size="11pt" style:font-size-asian="10.5pt"/>
    </style:style>
    <style:style style:name="Norm11_5f_Bold" style:display-name="Norm11_Bold" style:family="text" style:parent-style-name="Nornal11">
      <style:text-properties fo:font-weight="bold" style:font-size-asian="10.5pt"/>
    </style:style>
    <style:style style:name="DBlue_5f_Norm_5f_Bold" style:display-name="DBlue_Norm_Bold" style:family="text" style:parent-style-name="Norm11_5f_Bold">
      <style:text-properties fo:color="#000080"/>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Regular10" style:family="text" style:parent-style-name="Line_20_numbering">
      <style:text-properties style:font-name="Arial1" fo:font-size="10pt" fo:font-weight="normal"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098in" fo:margin-bottom="0.7098in" fo:margin-left="0.6701in" fo:margin-right="0.6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1T23:14:24.71</meta:creation-date>
    <dc:date>2012-02-26T20:30:16.25</dc:date>
    <meta:editing-duration>P1DT3H27M33S</meta:editing-duration>
    <meta:editing-cycles>148</meta:editing-cycles>
    <meta:generator>LibreOffice/3.4$Win32 LibreOffice_project/340m1$Build-402</meta:generator>
    <meta:document-statistic meta:table-count="0" meta:image-count="11" meta:object-count="0" meta:page-count="14" meta:paragraph-count="226" meta:word-count="3556" meta:character-count="21596" meta:non-whitespace-character-count="18208"/>
  </office:meta>
</office:document-meta>
</file>